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fo:color="#0000ff"/>
    </style:style>
    <style:style style:name="P72"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fo:text-align="justify" style:justify-single-word="false"/>
    </style:style>
    <style:style style:name="P93" style:family="paragraph" style:parent-style-name="Text_20_body">
      <style:text-properties fo:language="ru" fo:country="RU"/>
    </style:style>
    <style:style style:name="P94" style:family="paragraph" style:parent-style-name="Text_20_body">
      <loext:graphic-properties draw:fill="solid" draw:fill-color="#eeeeee" draw:opacity="100%"/>
      <style:paragraph-properties fo:background-color="#eeeeee"/>
      <style:text-properties fo:language="ru" fo:country="RU"/>
    </style:style>
    <style:style style:name="P9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loext:graphic-properties draw:fill="solid" draw:fill-color="#eeeeee" draw:opacity="100%"/>
      <style:paragraph-properties fo:background-color="#eeeeee"/>
    </style:style>
    <style:style style:name="P98" style:family="paragraph" style:parent-style-name="First_20_line_20_indent">
      <loext:graphic-properties draw:fill="solid" draw:fill-color="#eeeeee" draw:opacity="100%"/>
      <style:paragraph-properties fo:background-color="#eeeeee"/>
      <style:text-properties fo:language="ru" fo:country="RU"/>
    </style:style>
    <style:style style:name="P9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0" style:family="paragraph" style:parent-style-name="Text_20_body">
      <style:paragraph-properties fo:margin-left="0in" fo:margin-right="0in" fo:text-align="justify" style:justify-single-word="false" fo:text-indent="0in" style:auto-text-indent="false"/>
    </style:style>
    <style:style style:name="P101" style:family="paragraph" style:parent-style-name="Text_20_body">
      <style:paragraph-properties fo:margin-left="0in" fo:margin-right="0in" fo:text-align="justify" style:justify-single-word="false" fo:text-indent="0in" style:auto-text-indent="false"/>
      <style:text-properties fo:color="#800000"/>
    </style:style>
    <style:style style:name="P10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3" style:family="paragraph" style:parent-style-name="Text_20_body">
      <style:paragraph-properties fo:margin-left="0in" fo:margin-right="0in" fo:text-align="center" style:justify-single-word="false" fo:text-indent="0in" style:auto-text-indent="false"/>
    </style:style>
    <style:style style:name="P10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4" style:family="paragraph" style:parent-style-name="Footnote">
      <style:paragraph-properties fo:margin-left="0in" fo:margin-right="0in" fo:text-indent="0in" style:auto-text-indent="false"/>
      <style:text-properties fo:language="en" fo:country="US"/>
    </style:style>
    <style:style style:name="P115" style:family="paragraph" style:parent-style-name="Footnote">
      <style:text-properties fo:language="en" fo:country="US"/>
    </style:style>
    <style:style style:name="P116" style:family="paragraph" style:parent-style-name="Footnote">
      <style:text-properties fo:language="ru" fo:country="RU"/>
    </style:style>
    <style:style style:name="P117" style:family="paragraph" style:parent-style-name="Footnote">
      <style:text-properties style:use-window-font-color="true" fo:language="ru" fo:country="RU"/>
    </style:style>
    <style:style style:name="P11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2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6" style:family="paragraph" style:parent-style-name="Text_20_body" style:list-style-name="L1">
      <style:paragraph-properties fo:text-align="justify" style:justify-single-word="false"/>
    </style:style>
    <style:style style:name="P127" style:family="paragraph" style:parent-style-name="Text_20_body" style:list-style-name="L1">
      <style:paragraph-properties fo:text-align="justify" style:justify-single-word="false"/>
      <style:text-properties fo:language="ru" fo:country="RU"/>
    </style:style>
    <style:style style:name="P128" style:family="paragraph" style:parent-style-name="Text_20_body" style:list-style-name="L2">
      <style:paragraph-properties fo:text-align="justify" style:justify-single-word="false"/>
      <style:text-properties fo:language="ru" fo:country="RU"/>
    </style:style>
    <style:style style:name="P129"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30" style:family="paragraph" style:parent-style-name="Text_20_body" style:list-style-name="L3">
      <style:text-properties fo:language="ru" fo:country="RU"/>
    </style:style>
    <style:style style:name="P13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3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708fe" style:font-style-asian="normal" style:font-weight-asian="normal" style:font-style-complex="normal" style:font-weight-complex="normal"/>
    </style:style>
    <style:style style:name="P13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9f5a5" officeooo:paragraph-rsid="0019f5a5" style:font-style-asian="normal" style:font-weight-asian="normal" style:font-style-complex="normal" style:font-weight-complex="normal"/>
    </style:style>
    <style:style style:name="P13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2933" officeooo:paragraph-rsid="001f2933" style:font-style-asian="normal" style:font-weight-asian="normal" style:font-style-complex="normal" style:font-weight-complex="normal"/>
    </style:style>
    <style:style style:name="P13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2933" officeooo:paragraph-rsid="0027e0d0" style:font-style-asian="normal" style:font-weight-asian="normal" style:font-style-complex="normal" style:font-weight-complex="normal"/>
    </style:style>
    <style:style style:name="P13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rsid="002bf961" officeooo:paragraph-rsid="002bf961" style:font-style-asian="italic" style:font-weight-asian="normal" style:font-style-complex="italic" style:font-weight-complex="normal"/>
    </style:style>
    <style:style style:name="P13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rsid="002eb0ce" officeooo:paragraph-rsid="002f6346" style:font-style-asian="italic" style:font-weight-asian="normal" style:font-style-complex="italic" style:font-weight-complex="normal"/>
    </style:style>
    <style:style style:name="P1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1708fe" officeooo:paragraph-rsid="001708fe" style:font-style-asian="normal" style:font-weight-asian="normal" style:font-style-complex="normal" style:font-weight-complex="normal"/>
    </style:style>
    <style:style style:name="P13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3" style:family="paragraph" style:parent-style-name="Heading_20_1">
      <loext:graphic-properties draw:fill="solid" draw:fill-color="#eeeeee" draw:opacity="100%"/>
      <style:paragraph-properties fo:background-color="#eeeeee"/>
    </style:style>
    <style:style style:name="P144" style:family="paragraph" style:parent-style-name="Heading_20_1">
      <style:paragraph-properties fo:margin-left="0in" fo:margin-right="0in" fo:text-align="center" style:justify-single-word="false" fo:text-indent="0.1965in" style:auto-text-indent="false"/>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loext:graphic-properties draw:fill="solid" draw:fill-color="#eeeeee" draw:opacity="100%"/>
      <style:paragraph-properties fo:background-color="#eeeeee"/>
      <style:text-properties fo:language="ru" fo:country="RU"/>
    </style:style>
    <style:style style:name="P148" style:family="paragraph" style:parent-style-name="Heading_20_2">
      <loext:graphic-properties draw:fill="solid" draw:fill-color="#eeeeee" draw:opacity="100%"/>
      <style:paragraph-properties fo:background-color="#eeeeee"/>
    </style:style>
    <style:style style:name="P14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loext:char-shading-value="0"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officeooo:rsid="0027e0d0" style:font-style-asian="italic" style:font-style-complex="italic"/>
    </style:style>
    <style:style style:name="T19" style:family="text">
      <style:text-properties fo:font-style="italic" officeooo:rsid="0026faa8" style:font-style-asian="italic" style:font-style-complex="italic"/>
    </style:style>
    <style:style style:name="T20" style:family="text">
      <style:text-properties fo:font-style="italic" officeooo:rsid="00276803" style:font-style-asian="italic" style:font-style-complex="italic"/>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fo:background-color="transparent" loext:char-shading-value="0" style:font-style-asian="normal" style:font-style-complex="normal"/>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background-color="transparent" loext:char-shading-value="0"/>
    </style:style>
    <style:style style:name="T27" style:family="text">
      <style:text-properties fo:color="#800000" fo:language="en" fo:country="US"/>
    </style:style>
    <style:style style:name="T28" style:family="text">
      <style:text-properties fo:color="#800000" officeooo:rsid="001b5297"/>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officeooo:rsid="002bf961"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en" fo:country="US"/>
    </style:style>
    <style:style style:name="T39" style:family="text">
      <style:text-properties style:use-window-font-color="true" fo:language="en" fo:country="US" fo:font-style="normal" style:font-style-asian="normal" style:font-style-complex="normal"/>
    </style:style>
    <style:style style:name="T40" style:family="text">
      <style:text-properties style:use-window-font-color="true" fo:language="en" fo:country="US" fo:font-style="normal" fo:background-color="transparent" loext:char-shading-value="0"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weight="normal" style:font-weight-asian="normal" style:font-weight-complex="normal"/>
    </style:style>
    <style:style style:name="T43" style:family="text">
      <style:text-properties style:use-window-font-color="true" fo:font-style="normal" style:font-style-asian="normal" style:font-style-complex="normal"/>
    </style:style>
    <style:style style:name="T44" style:family="text">
      <style:text-properties style:use-window-font-color="true" fo:font-style="normal" fo:background-color="transparent" loext:char-shading-value="0"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color="#c5000b"/>
    </style:style>
    <style:style style:name="T50" style:family="text">
      <style:text-properties fo:language="fr" fo:country="FR"/>
    </style:style>
    <style:style style:name="T51" style:family="text">
      <style:text-properties fo:color="#0000ff"/>
    </style:style>
    <style:style style:name="T52" style:family="text">
      <style:text-properties fo:color="#3333ff"/>
    </style:style>
    <style:style style:name="T53" style:family="text">
      <style:text-properties fo:font-style="normal" style:font-style-asian="normal" style:font-style-complex="normal"/>
    </style:style>
    <style:style style:name="T54" style:family="text">
      <style:text-properties fo:font-style="normal" officeooo:rsid="001f2933" style:font-style-asian="normal" style:font-style-complex="normal"/>
    </style:style>
    <style:style style:name="T55" style:family="text">
      <style:text-properties fo:color="#0066ff"/>
    </style:style>
    <style:style style:name="T56" style:family="text">
      <style:text-properties fo:color="#0066ff" fo:language="en" fo:country="US" fo:font-style="normal" fo:background-color="transparent" loext:char-shading-value="0" style:font-style-asian="normal" style:font-style-complex="normal"/>
    </style:style>
    <style:style style:name="T57" style:family="text">
      <style:text-properties fo:background-color="#ffff00" loext:char-shading-value="0"/>
    </style:style>
    <style:style style:name="T58" style:family="text">
      <style:text-properties fo:color="#00ccff"/>
    </style:style>
    <style:style style:name="T59" style:family="text">
      <style:text-properties fo:font-weight="normal" style:font-weight-asian="normal" style:font-weight-complex="normal"/>
    </style:style>
    <style:style style:name="T60" style:family="text">
      <style:text-properties fo:color="#0066cc"/>
    </style:style>
    <style:style style:name="T61" style:family="text">
      <style:text-properties fo:color="#0000cc"/>
    </style:style>
    <style:style style:name="T62" style:family="text">
      <style:text-properties style:text-line-through-style="solid" style:text-line-through-type="single"/>
    </style:style>
    <style:style style:name="T63" style:family="text">
      <style:text-properties style:text-line-through-style="solid" style:text-line-through-type="single" fo:font-weight="bold" style:font-weight-asian="bold" style:font-weight-complex="bold"/>
    </style:style>
    <style:style style:name="T64" style:family="text">
      <style:text-properties style:text-line-through-style="solid" style:text-line-through-type="single" officeooo:rsid="0013b625"/>
    </style:style>
    <style:style style:name="T65" style:family="text">
      <style:text-properties officeooo:rsid="001146c8"/>
    </style:style>
    <style:style style:name="T66" style:family="text">
      <style:text-properties officeooo:rsid="00191919"/>
    </style:style>
    <style:style style:name="T67" style:family="text">
      <style:text-properties officeooo:rsid="0026faa8"/>
    </style:style>
    <style:style style:name="T68" style:family="text">
      <style:text-properties officeooo:rsid="00276803"/>
    </style:style>
    <style:style style:name="T69" style:family="text">
      <style:text-properties officeooo:rsid="0027e0d0"/>
    </style:style>
    <style:style style:name="T70" style:family="text">
      <style:text-properties officeooo:rsid="002cf2de"/>
    </style:style>
    <style:style style:name="T71" style:family="text">
      <style:text-properties officeooo:rsid="002d3183"/>
    </style:style>
    <style:style style:name="T72" style:family="text">
      <style:text-properties officeooo:rsid="002eb0ce"/>
    </style:style>
    <style:style style:name="T73" style:family="text">
      <style:text-properties officeooo:rsid="002f634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892790014156085238" text:style-name="L1">
        <text:list-item>
          <text:p text:style-name="P126">добавить детектив <text:span text:style-name="T1">(реализовано)</text:span>+ магические уроки/трактаты Старсвирла (реализовано)</text:p>
        </text:list-item>
        <text:list-item>
          <text:p text:style-name="P127">Терра несколько раз пытается убить Макса (один раз — в аквапарке). Несколько раз Макса спасает Селестия (даёт приказы Нексусу)</text:p>
        </text:list-item>
        <text:list-item>
          <text:p text:style-name="P127">Книги:</text:p>
        </text:list-item>
      </text:list>
      <text:list xml:id="list8904834378575984021" text:style-name="L2">
        <text:list-item>
          <text:p text:style-name="P128">«Великие грифоны прошлого» - из канона (5<text:span text:style-name="T8">s8e)</text:span></text:p>
        </text:list-item>
        <text:list-item>
          <text:p text:style-name="P128">«Высшие заклинания в повседневном использовании: от песчинки до дворца»</text:p>
        </text:list-item>
        <text:list-item>
          <text:p text:style-name="P129">«Малоизвестные аспекты магии трансформаций»</text:p>
        </text:list-item>
        <text:list-item>
          <text:p text:style-name="P12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8">Дасти Вейфарер «Зебрианская культура, быт и фольклор»</text:p>
        </text:list-item>
        <text:list-item>
          <text:p text:style-name="P128">«Краткая история Эквестрии»</text:p>
        </text:list-item>
        <text:list-item>
          <text:p text:style-name="P128">«Шедевры архитектуры Эквестрии» с разделом о Кантерлотском Королевском Дворце</text:p>
        </text:list-item>
        <text:list-item>
          <text:p text:style-name="P128">«Великие дела и великие чары». Страница 893: …</text:p>
        </text:list-item>
        <text:list-item>
          <text:p text:style-name="P128">«Природа Проклятий» - обмен</text:p>
        </text:list-item>
        <text:list-item>
          <text:p text:style-name="P128">«<text:span text:style-name="T47">Магия для Чайников</text:span>» - обмен</text:p>
        </text:list-item>
        <text:list-item>
          <text:p text:style-name="P128">«Энциклопедия Арканум» - обмен</text:p>
        </text:list-item>
        <text:list-item>
          <text:p text:style-name="P128">«О Гейсах» - обмен</text:p>
        </text:list-item>
        <text:list-item>
          <text:p text:style-name="P128">«<text:span text:style-name="T57">Тайны Тайных Наук</text:span>» - обмен</text:p>
        </text:list-item>
        <text:list-item>
          <text:p text:style-name="P129">«Основы Заклятий» - обмен</text:p>
        </text:list-item>
        <text:list-item>
          <text:p text:style-name="P128">«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4433275311253676514" text:style-name="L3">
        <text:list-item>
          <text:p text:style-name="P13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0">Селестия — переменчивая пони. В одно время не строгая, а в другое может быть такой, что страшно становится</text:p>
        </text:list-item>
        <text:list-item>
          <text:p text:style-name="P130">У Селестии были такие элементы гармонии: Магия, Доброта, Смех. У Луны — Верность, Честность, Щедрость. (ксенофазия)</text:p>
        </text:list-item>
        <text:list-item>
          <text:p text:style-name="P13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0">Около 820-ти лет назад будущий маг Лайтнинг Стар поступил на обучение к наставнику Тииспоту</text:p>
        </text:list-item>
        <text:list-item>
          <text:p text:style-name="P13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0">У Селестии грива и хвост развеваются и переливаются от магического шампуня</text:p>
        </text:list-item>
        <text:list-item>
          <text:p text:style-name="P130">Тело Селестии очень крепкое — может выдержать несколько тонн земли</text:p>
        </text:list-item>
        <text:list-item>
          <text:p text:style-name="P130">Дискорд намного старше принцесс, его магия сильнее ихней на голову</text:p>
        </text:list-item>
        <text:list-item>
          <text:p text:style-name="P130">Луна младше Селестии на 3 года. Сёстрам около 5000 лет. По другим данным, Селестии около 2500 лет (Обмен).</text:p>
        </text:list-item>
        <text:list-item>
          <text:p text:style-name="P130">Принцессы начали войну с Дискордом в возрасте, когда им было около 700 лет — и продолжалась война почти сто лет</text:p>
        </text:list-item>
        <text:list-item>
          <text:p text:style-name="P130">Самый главный враг сестёр и Дискорда — скука</text:p>
        </text:list-item>
        <text:list-item>
          <text:p text:style-name="P130">В Эквестрии на одного жеребца приходится четыре - пять кобыл</text:p>
        </text:list-item>
        <text:list-item>
          <text:p text:style-name="P13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0">Селестия в первые полторы тысячи лет путешествовала — и заварила несколько войн (две — с Эквестрией, в одной была против Луны)</text:p>
        </text:list-item>
        <text:list-item>
          <text:p text:style-name="P130">Настоящий цвет гривы Селестии — клубнично-розовая. Радужный цвет гривы и хвоста поддерживается магией</text:p>
        </text:list-item>
        <text:list-item>
          <text:p text:style-name="P130">Кроме Дискорда, старше сестёр ещё старейшина драконов</text:p>
        </text:list-item>
        <text:list-item>
          <text:p text:style-name="P130">Кэйденс не прожила и 60-ти лет и является низкорожденной</text:p>
        </text:list-item>
        <text:list-item>
          <text:p text:style-name="P130">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30">Народ тихо фигел от нововведений и с ещё большим ожесточением продолжал делать по-своему</text:p>
        </text:list-item>
        <text:list-item>
          <text:p text:style-name="P13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0">Когда пони женятся, они обмениваются ножными браслетами</text:p>
        </text:list-item>
        <text:list-item>
          <text:p text:style-name="P130">Светилами, кроме сестёр, могут управлять единороги (группы), Дискорд, Твайлайт и Старсвирл</text:p>
        </text:list-item>
        <text:list-item>
          <text:p text:style-name="P130">Королева Кризалис — правительница Зелёной Долины</text:p>
        </text:list-item>
        <text:list-item>
          <text:p text:style-name="P130">Мать Луны и Селестии — аликорн Лорен. Мать Дискорда — Алиса (пони-человек)</text:p>
        </text:list-item>
        <text:list-item>
          <text:p text:style-name="P13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2">Искусственный интеллект. Создан Владом и Максом. Разработан для управления корпорациями.</text:p>
      <text:h text:style-name="Heading_20_3" text:outline-level="3">Норф</text:h>
      <text:p text:style-name="P9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0">Единорог. Холост, молод, мечтателен. Живёт в Кантерлоте. В свободное время рисует облака.</text:p>
      <text:h text:style-name="Heading_20_3" text:outline-level="3">Алекс</text:h>
      <text:p text:style-name="P100">Менеджер проектов, над одним из которых (Нексус) работает Макс.</text:p>
      <text:h text:style-name="Heading_20_3" text:outline-level="3">Ростик</text:h>
      <text:p text:style-name="P100">Лидер команды тестировщиков</text:p>
      <text:h text:style-name="Heading_20_3" text:outline-level="3">Стас</text:h>
      <text:p text:style-name="P100">Программист-новичок в команде Макса.</text:p>
      <text:h text:style-name="Heading_20_3" text:outline-level="3"><text:soft-page-break/>Рома</text:h>
      <text:p text:style-name="P100">Программист в команде UI-программистов</text:p>
      <text:h text:style-name="Heading_20_3" text:outline-level="3">Анджела</text:h>
      <text:p text:style-name="P100">Сисадмин. Флиртует с Максом.</text:p>
      <text:p text:style-name="P100"/>
      <text:h text:style-name="Heading_20_2" text:outline-level="2">Положения</text:h>
      <text:p text:style-name="P10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45" text:outline-level="2">1. Терра</text:h>
      <text:p text:style-name="P27">музыка - кондовая электронная, холодная и отчаянная (Electronics “Disappointed”)</text:p>
      <text:p text:style-name="P102">&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1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5">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8">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8">RnD-</text:span><text:span text:style-name="T1">зоны</text:span><text:span text:style-name="T1"><text:note text:id="ftn3" text:note-class="footnote"><text:note-citation>3</text:note-citation><text:note-body><text:p text:style-name="P11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7"><text:span text:style-name="T8">&gt;\</text:span>Привет, Нексус. Это Макс.</text:p>
      <text:p text:style-name="P67"><text:span text:style-name="T8">&lt;\</text:span>Привет Макс. <text:span text:style-name="T1">Рад тебя видеть. Где ты отсутствовал три дня?</text:span></text:p>
      <text:p text:style-name="P67"><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25"/>
      <text:p text:style-name="P43">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67"><text:span text:style-name="T8">&gt;\</text:span>Как называется наш проект?</text:p>
      <text:p text:style-name="P67"><text:span text:style-name="T8">&lt;\</text:span>Дайсон.</text:p>
      <text:p text:style-name="P67"><text:span text:style-name="T8">&gt;\</text:span>Сколько тебе лет?</text:p>
      <text:p text:style-name="P67"><text:soft-page-break/><text:span text:style-name="T8">&lt;\</text:span>Два года с начала запуска кластера.</text:p>
      <text:p text:style-name="P67"><text:span text:style-name="T8">&gt;\</text:span>Какой сейчас год?</text:p>
      <text:p text:style-name="P67"><text:span text:style-name="T8">&gt;\</text:span>202<text:span text:style-name="T1">1</text:span>-й.</text:p>
      <text:p text:style-name="P26"/>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67"><text:span text:style-name="T8">&gt;\</text:span>Нексус, отключи память <text:span text:style-name="T1">заданий</text:span> за последнюю неделю.</text:p>
      <text:p text:style-name="P67"><text:span text:style-name="T8">&lt;\</text:span>Выполнено.</text:p>
      <text:p text:style-name="P67"><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7"><text:span text:style-name="T8">&lt;\</text:span><text:span text:style-name="T1">Тебя понял. Читаю задачу...</text:span></text:p>
      <text:p text:style-name="P68">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8">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68">Ограничени<text:span text:style-name="T1">е 2: решение должно находиться в правовых рамках уголовного и административного кодекса.</text:span></text:p>
      <text:p text:style-name="P68">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8"><text:span text:style-name="T8">&lt;\</text:span><text:span text:style-name="T1">Выполняю задачу</text:span>...</text:p>
      <text:p text:style-name="P68"><text:span text:style-name="T8">&lt;\</text:span>...</text:p>
      <text:p text:style-name="P68"><text:span text:style-name="T8">&lt;\</text:span>Решение:</text:p>
      <text:p text:style-name="P68"><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8"><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8">:47.bmf»</text:span></text:p>
      <text:p text:style-name="P25"/>
      <text:p text:style-name="P34">&lt;<text:span text:style-name="T1">как-то говённо. Улучшить</text:span>&gt;</text:p>
      <text:p text:style-name="P43">Хм, не понял? Ч<text:span text:style-name="T1">ё</text:span> за хрень?</text:p>
      <text:p text:style-name="P43"/>
      <text:p text:style-name="P67"><text:span text:style-name="T8">&gt;</text:span>\Нексус, почему ты используешь жёсткие настройки <text:span text:style-name="T1">для решения задачи</text:span>?</text:p>
      <text:p text:style-name="P67"><text:span text:style-name="T8">&lt;\</text:span>Настройки правильные, <text:span text:style-name="T1">Макс</text:span>.</text:p>
      <text:p text:style-name="P26"/>
      <text:p text:style-name="P43">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6"/>
      <text:p text:style-name="P67"><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3">Вместо ответа Нексус выплюнул в консоль длинную строку букв и служебных символов, среди которых бросилась в глаза строка “<text:span text:style-name="T31">incompartible interface Analytics v.0.93 beta</text:span>”</text:p>
      <text:p text:style-name="P43">Ага, уже теплее.</text:p>
      <text:p text:style-name="P43"/>
      <text:p text:style-name="P67"><text:span text:style-name="T8">&gt;</text:span>\Нексус,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8">– </text:span>Окей. Спасибо, Макс. <text:span text:style-name="T1">Выручил.</text:span></text:p>
      <text:p text:style-name="P4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8">.</text:span></text:p>
      <text:p text:style-name="P74">Гудки.</text:p>
      <text:p text:style-name="P43"><text:soft-page-break/><text:span text:style-name="T1">У</text:span>ходя попрощался с охранником, <text:span text:style-name="T1">увлечённо исследующим тему педофилии</text:span>.</text:p>
      <text:p text:style-name="P43">Всё, свободен. Хотя <text:s/><text:span text:style-name="T1">воскресенье</text:span> уже испорчен<text:span text:style-name="T1">о</text:span>.</text:p>
      <text:p text:style-name="P43"/>
      <text:p text:style-name="P103">***</text:p>
      <text:p text:style-name="P103"/>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5">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8">&lt;</text:span><text:span text:style-name="T60">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8">&lt;</text:span><text:span text:style-name="T23">месяц</text:span><text:span text:style-name="T8">&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7">А у нас получается... </text:span><text:span text:style-name="T2">–</text:span><text:span text:style-name="T4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5">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70">Музыка быстрая, тревожная, надорваная и печальная (Pet Shop Boys “So Hard” ?)</text:p>
      <text:p text:style-name="P29"/>
      <text:p text:style-name="P10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2">(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8">облака.&lt;</text:span><text:span text:style-name="T23">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8">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3">верх</text:span>…</text:p>
      <text:p text:style-name="P5">Тут м<text:span text:style-name="T8">еня, </text:span>наконец,<text:span text:style-name="T8"> стошнило. Буквально вывернуло наизнанку: из носа текло, в глазах стояли слёзы. </text:span></text:p>
      <text:p text:style-name="P5"><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6">Спи, сестра моя родная,<text:line-break/>Спи. Усни.<text:line-break/>Крыльями тебя укрою,<text:line-break/>Спи. Усни.</text:p><text:p text:style-name="P116"><text:tab/>В чаще тёмной волки воют,<text:line-break/>Спи. Усни.</text:p><text:p text:style-name="P116"><text:tab/>В мрачном замке духи ноют,<text:line-break/>Спи. Усни.</text:p><text:p text:style-name="P116"><text:tab/>Сказки вечность нам читает,<text:line-break/>Спи. Усни.<text:line-break/>День осенний угасает,<text:line-break/>Спи. Усни.<text:line-break/>Помни только в сне глубоком,</text:p><text:p text:style-name="P11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5"><text:soft-page-break/>–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text:span><text:soft-page-break/><text:span text:style-name="T22">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2">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3">, опустив голову на пол.</text:span></text:p>
      <text:p text:style-name="P5"><text:soft-page-break/>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5"><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8">–</text:span> ТЫ!!! ТЫ!..</text:p>
      <text:p text:style-name="P5"><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2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8">3. </text:span>Кантерлот</text:h>
      <text:p text:style-name="P71">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6314185811967489567" text:style-name="L4">
        <text:list-item>
          <text:p text:style-name="P13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4"><text:s/>Сколько страниц сегодня нахреначили?</text:p><text:p text:style-name="P115">– <text:span text:style-name="T1">Восемь, учитель!</text:span></text:p><text:p text:style-name="P115">– Отлично. Надиктую ещё две и сбегаешь за кофе.</text:p></text:note-body></text:note></text:span></text:p>
        </text:list-item>
      </text:list>
      <text:p text:style-name="P7"/>
      <text:p text:style-name="P11">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9">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6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9">Я потянулся. Хватит на сегодня чтения. Настало время ежедневной прогулки по городу. Тем более, что у меня есть деньги.</text:p>
      <text:p text:style-name="P6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9">Так что даже на ремонт одежды и покупку необходимых в повседневной жизни мелочей у меня финансов не было. До недавнего времени. </text:p>
      <text:p text:style-name="P69"><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9"><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69"><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уничтожаются путём <text:span text:style-name="T1">усиленного</text:span> износа, будучи частью экспериментальных колесниц! “Лорен” я сделал на базе <text:span text:style-name="T3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3">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8">4. </text:span>Библиотека</text:h>
      <text:p text:style-name="P18">&lt;<text:span text:style-name="T51">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1"/>
      <text:p text:style-name="P45">На трактат упала тень.</text:p>
      <text:p text:style-name="P46">– Эй, нельзя ли не заслонять …</text:p>
      <text:p text:style-name="P46">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46"><text:soft-page-break/>–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7">– А по-моему, ты не…</text:p>
      <text:p text:style-name="P45"><text:span text:style-name="T9">– Так, я попрошу! – перебила меня венценосная кобыла. – Давай, ты не будешь лезть в мои дела, а я не буду</text:span><text:span text:style-name="T5">… эээ… ммм…</text:span></text:p>
      <text:p text:style-name="P47">– Не будешь что?</text:p>
      <text:p text:style-name="P53">Селестия нахмурилась и подняла крылья.</text:p>
      <text:p text:style-name="P53"><text:span text:style-name="T8">– </text:span>Не забывай, человек, я — могущественный маг и правитель Эквестрии. Ко мне нужно относиться с должным уважением!</text:p>
      <text:p text:style-name="P53"><text:span text:style-name="T8">– </text:span>А то что? Превратишь в жабу? Сошлёшь на Луну? Убьёшь нахер?</text:p>
      <text:p text:style-name="P53">Аликорница сникла. Уши её опустились.</text:p>
      <text:p text:style-name="P53"><text:span text:style-name="T8">– </text:span>Макс, не надо... Ты же знаешь, я этого не сделаю.</text:p>
      <text:p text:style-name="P53"><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3"><text:span text:style-name="T8">–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8">.</text:span></text:p>
      <text:p text:style-name="P53"><text:span text:style-name="T8">Аликорница уселась н</text:span>а пол <text:span text:style-name="T8">и прижала копыто к груди.</text:span></text:p>
      <text:p text:style-name="P47">– Да будет так! Сим заявляю, что отныне и впредь буду общаться с тобой на равных, человек Макс. Слово Селестии!</text:p>
      <text:p text:style-name="P53"><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53"><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53"><text:span text:style-name="T8">– </text:span>Вот, читай отсюда. <text:span text:style-name="T8">– а</text:span>ликорница подчеркнула абзац копытом.</text:p>
      <text:p text:style-name="P53"/>
      <text:p text:style-name="P55">***</text:p>
      <text:p text:style-name="P55"/>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22">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text:soft-page-break/>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7"><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Кентаврячьи яйца! Они нашли меня!</text:p>
      <text:p text:style-name="P4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7">– <text:s/>Давай я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7">–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7"><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7"><text:span text:style-name="T1">– Занавес. </text:span>– <text:s/><text:span text:style-name="T1">подытожил я.</text:span></text:p>
      <text:p text:style-name="P47"/>
      <text:h text:style-name="P146" text:outline-level="2"><text:span text:style-name="T8">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фиолетово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text:p>
      <text:p text:style-name="P53">Я повернулся обратно.</text:p>
      <text:p text:style-name="P53"><text:soft-page-break/>–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онечно! Скажи ей, что у меня сегодня день рождения, и я очень сильно огорчи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3"><text:soft-page-break/>–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3">Я остался сидеть в полнейшем замешательстве. </text:p>
      <text:p text:style-name="P53"/>
      <text:p text:style-name="P55">***</text:p>
      <text:p text:style-name="P53">&lt;<text:span text:style-name="T51">Depeche Mode - Painkiller</text:span>&gt;</text:p>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3"/>
      <text:p text:style-name="P53">Селестия встала, потянувшись по-кошачьи, и направилась к выходу. У двери он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Ты говорила, он от древности вообще сбрендил.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45" text:outline-level="2">6. Стыд</text:h>
      <text:p text:style-name="P53"/>
      <text:p text:style-name="P59">~~~ Завтра на семь в библиотеке ~~~</text:p>
      <text:p text:style-name="P59"/>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5">***</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text:soft-page-break/>–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3">– А как ты сама помнишь о том заклинании, если оно стёрто из бытия? – резонно подметил я.</text:p>
      <text:p text:style-name="P53">– У меня есть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52">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text:soft-page-break/>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8">— умение делегировать полномочия. Вечером того же дня я села за письменный стол.</text:span></text:p>
      <text:p text:style-name="P4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3"/>
      <text:p text:style-name="P55">***</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8">—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Тия&lt;<text:span text:style-name="T14">Селли !!!</text:span>&gt;. Если хочешь.</text:p>
      <text:p text:style-name="P53">– Хорошо. До встречи, Тия.</text:p>
      <text:p text:style-name="P53">– До встречи, Макс.</text:p>
      <text:p text:style-name="P53"/>
      <text:h text:style-name="Heading_20_2" text:outline-level="2"><text:span text:style-name="T1">8</text:span>. <text:span text:style-name="T8">40-6</text:span></text:h>
      <text:p text:style-name="P72">Mark Knopfler — Hill Farmers Blues — или на следующую главу (прощание)</text:p>
      <text:p text:style-name="P53"/>
      <text:p text:style-name="P59">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2">Истончения </text:span>(быть может, к счастью). Всё, что я могу <text:span text:style-name="T8">— оставить тебе напутствие.</text:span></text:p>
      <text:p text:style-name="P59"><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59">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47">…</text:p>
      <text:p text:style-name="P47"/>
      <text:p text:style-name="P53">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3"> </text:span><text:span text:style-name="T39">— вся архитектура явно </text:span><text:span text:style-name="T35">была </text:span><text:span text:style-name="T39">заточена под крылатых. Таких, для которых приземлиться на балкон в тронном зале или уйти через портик на крыше</text:span><text:span text:style-name="T53"> </text:span><text:span text:style-name="T39">— обычное дело. </text:span><text:span text:style-name="T53">Хорошо, что ежедневные посещения каретной мастерской подняли мой тонус, изрядно посаженный сидячим образом жизни.</text:span></text:p>
      <text:p text:style-name="P1"><text:span text:style-name="T5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9">—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39"> </text:span><text:span text:style-name="T35">Его центр занимал высокий </text:span><text:span text:style-name="T39">кругл</text:span><text:span text:style-name="T35">ый</text:span><text:span text:style-name="T39"> </text:span><text:span text:style-name="T35">футон</text:span><text:span text:style-name="T39"> </text:span><text:span text:style-name="T35">с</text:span><text:span text:style-name="T39"> велик</text:span><text:span text:style-name="T35">им</text:span><text:span text:style-name="T39"> множество</text:span><text:span text:style-name="T35">м</text:span><text:span text:style-name="T39">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3">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pan text:style-name="T1">–</text:span> Ты чего??? <text:span text:style-name="T1">–</text:span> я непонимающе уставился на аликорницу.</text:p>
      <text:p text:style-name="P4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7">Мне печалиться не стоит</text:p><text:p text:style-name="P117">Жизнь прекрасна и ярка</text:p><text:p text:style-name="P117">Телом молода, душою —</text:p><text:p text:style-name="P117">Как дракон морской мудра</text:p><text:p text:style-name="P117"/><text:p text:style-name="P117">Я видала взлёт империй,</text:p><text:p text:style-name="P117">Я жила среди легенд,</text:p><text:p text:style-name="P117">Древней магии мистерий</text:p><text:p text:style-name="P117">Я прилежнейший студент</text:p><text:p text:style-name="P117"/><text:p text:style-name="P117">Обожаема народом,</text:p><text:p text:style-name="P117">Уважаема врагом,</text:p><text:p text:style-name="P117">Но друзей моих немного,</text:p><text:p text:style-name="P117">Гложет душу холодом</text:p><text:p text:style-name="P117"/><text:p text:style-name="P117">Одинока и печальна,</text:p><text:p text:style-name="P117">Недоступна и строга,</text:p><text:p text:style-name="P117">Потеряла изначальный</text:p><text:p text:style-name="P117">Смысл жизни навсегда</text:p><text:p text:style-name="P117"/><text:p text:style-name="P117">Жизнь моя теперь публична,</text:p><text:p text:style-name="P117">Жизнь моя теперь для всех,</text:p><text:p text:style-name="P117">В этом — горе, в этом — счастье,</text:p><text:p text:style-name="P117">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Тии скрылся за дверью.</text:p>
      <text:p text:style-name="P4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7"><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53">– Примерно такие. – расхохоталась Тия. <text:span text:style-name="T8">– С</text:span>пасибо, хоть мне инвалидное кресло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text:soft-page-break/>–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text:soft-page-break/>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8">–</text:span> А водку у вас принято пить?</text:p>
      <text:p text:style-name="P45"><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53"><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8">– Это ты называешь “дружбой”? – с </text:span>улыбкой хмыкнул<text:span text:style-name="T8"> я. – </text:span>Мне нравится твоё чувство юмора.</text:p>
      <text:p text:style-name="P53">Аликорница нахмурилась.</text:p>
      <text:p text:style-name="P53"><text:span text:style-name="T8">–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oft-page-break/><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53">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7">–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5">***</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9">– </text:span><text:span text:style-name="T35">Говорят, в узловой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9">– </text:span><text:span text:style-name="T43">А из Пинто Крика уже месяц нет новостей...</text:span></text:p>
      <text:p text:style-name="P5"><text:span text:style-name="T39">– </text:span><text:span text:style-name="T43">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4"><text:span text:style-name="T43">– </text:span>“<text:span text:style-name="T1">Что я могу сделать, чтобы вернуть всё назад?</text:span>”</text:p>
      <text:p text:style-name="P14"><text:span text:style-name="T43">– </text:span><text:span text:style-name="T35">Так и сказала?</text:span></text:p>
      <text:p text:style-name="P1"><text:span text:style-name="T39">–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3">– </text:span><text:span text:style-name="T35">Что бы это значило, Флер?</text:span></text:p>
      <text:p text:style-name="P14"><text:span text:style-name="T43">– </text:span><text:span text:style-name="T35">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3">…</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кольты!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8">–</text:span> Ты? <text:span text:style-name="T8">–</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8">—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8">—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4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4">растеря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46">– Может, спросишь Луну, куда деваются пони? Сон по её части.</text:p>
      <text:p text:style-name="P45"><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3"><text:soft-page-break/>Она повернулась и вышла из зала, почти подметая хвостом пол.</text:p>
      <text:p text:style-name="P47"/>
      <text:p text:style-name="P1"><text:span text:style-name="T40">&lt;</text:span><text:span text:style-name="T56">Mark Knopfler - </text:span><text:span text:style-name="T55">Hill Farmer's Blues</text:span><text:span text:style-name="T40">&gt;</text:span></text:p>
      <text:p text:style-name="P49">***</text:p>
      <text:p text:style-name="P47"/>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5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ам, а со мной связан элементаль?</text:p>
      <text:p text:style-name="P59">–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2"><text:span text:style-name="T1">– Конечно, мам! «День горящего очага» </text:span>— <text:span text:style-name="T1">верно?</text:span></text:p>
      <text:p text:style-name="P59">–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9">Имя её было Селестия.</text:p>
      <text:p text:style-name="P59">За ней последовала и сестра её, Луна.</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9">То есть, всегда.</text:p>
      <text:p text:style-name="P59">Тут и сказке конец. А теперь, Эйприл, залазь на полку и закрывай глазки.</text:p>
      <text:p text:style-name="P59">– Ну мааам! Раскажи ещё что-нибудь! Про Сомбру!</text:p>
      <text:p text:style-name="P59">–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горгулия?</text:p>
      <text:p text:style-name="P59">– <text:s/>Тебя я забрать ему не дам. А в дядю не тыкай копытом, это невежливо! Спи уже, мой маленький!</text:p>
      <text:p text:style-name="P59">– Поцелуй меня на ночь, мам!</text:p>
      <text:p text:style-name="P59">– Конечно, мой хороший...</text:p>
      <text:p text:style-name="P59"/>
      <text:p text:style-name="P47">Вагоны убаюкивающе перестукивались по рельсам, унося меня прочь от Кантерлота. Я перевернулся на другой бок и провалился в сон.</text:p>
      <text:p text:style-name="P47"/>
      <text:h text:style-name="Heading_20_2" text:outline-level="2">10. Понивилль</text:h>
      <text:p text:style-name="P47"/>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3">—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3">—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9">–</text:span><text:span text:style-name="T35">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треть арбуза каждое.</text:p>
      <text:p text:style-name="P47">– Ред Делишес? Две серебряшки.</text:p>
      <text:p text:style-name="P47">– Куча?</text:p>
      <text:p text:style-name="P47">– Ну ты даёшь! – хмыкнула Эпплджек. – Даже не смешно.</text:p>
      <text:p text:style-name="P47">– Неужели штука?</text:p>
      <text:p text:style-name="P47">Поняшк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7">Я улыбнулся и кивнул в ответ. Ситуация начала выправляться.</text:p>
      <text:p text:style-name="P4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9">Додж Джанкшена.</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7"><text:soft-page-break/>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 </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3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5">под твоим руководством</text:span><text:span text:style-name="T39">. Подожди немного, я отсистематизирую нужную информацию и расскажу тебе, насколько далеко смогла продвинуться.</text:span></text:p>
      <text:p text:style-name="P45">“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text:soft-page-break/>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8">***</text:p>
      <text:p text:style-name="P47"/>
      <text:p text:style-name="P104"><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листок назад, перевернув его обратно.</text:p>
      <text:p text:style-name="P53">– Электростимулятор гипоталамуса. Драконий. В комплекте с усиленной больничной койкой и набором фиксаторов.</text:p>
      <text:p text:style-name="P53"><text:soft-page-break/>–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53"><text:span text:style-name="T8">–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5">***</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его френдкольта».</text:p>
      <text:p text:style-name="P59">– Спайк! Немедленно ложись спать!</text:p>
      <text:p text:style-name="P59">– Уже иду. Кукурузу доем только и иду.</text:p>
      <text:p text:style-name="P59">– Кстати, а почему Индрэ считали одержимым?</text:p>
      <text:p text:style-name="P5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9">– Так у вас знают про людей? Вот это новость!. В Кантерлоте, да и в Понивилле все обращаются со мной, как с диковинкой.</text:p>
      <text:p text:style-name="P59">–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9">–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text:soft-page-break/>–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53">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1">***</text:p>
      <text:p text:style-name="P71">&lt;Seal — Amazing <text:span text:style-name="T1">(T</text:span><text:span text:style-name="T8">hin White Duke Remix)</text:span>&gt;</text:p>
      <text:p text:style-name="P59">Дата: 12.04.1003 А.С.</text:p>
      <text:p text:style-name="P59">Эксперимент: заклинание Воплощения Индрэ</text:p>
      <text:p text:style-name="P59">Испытуемая: Эпплджек</text:p>
      <text:p text:style-name="P59">Синопсис: запись сна со слов испытуемой</text:p>
      <text:p text:style-name="P59">Замечания: замечаний нет</text:p>
      <text:p text:style-name="P59"/>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6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2">—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2">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9"/>
      <text:p text:style-name="P59">Примечания: ПипБак? Стойло? Двойники? Параллельные Эквестрии?</text:p>
      <text:p text:style-name="P1"/>
      <text:p text:style-name="P3">***</text:p>
      <text:p text:style-name="P1"/>
      <text:p text:style-name="P59">Дата: 12.04.1003 А.С.</text:p>
      <text:p text:style-name="P59">Эксперимент: заклинание Воплощения Индрэ</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Хренасе... Человеки рулят...» <text:span text:style-name="T12">—</text:span><text:span text:style-name="T13"> </text:span><text:span text:style-name="T59">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3">&lt;<text:span text:style-name="T58">d.notive — Talking Flight</text:span>&gt;</text:p>
      <text:p text:style-name="P59"><text:soft-page-break/>Дата: 12.04.1003 А.С.</text:p>
      <text:p text:style-name="P59">Эксперимент: заклинание Воплощения Индрэ</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1"><text:span text:style-name="T35">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2">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9"> </text:span><text:span text:style-name="T42">— чёрный экран. Он высасывает из </text:span>эгрегора Эквестрии (места, откуда берутся и куда уходят <text:span text:style-name="T1">всепони</text:span><text:span text:style-name="T6">, </text:span><text:span text:style-name="T42">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59"/>
      <text:p text:style-name="P61">***</text:p>
      <text:p text:style-name="P59"/>
      <text:p text:style-name="P59">Дата: 12.04.1003 А.С.</text:p>
      <text:p text:style-name="P59">Эксперимент: заклинание Воплощения Индрэ</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55">***</text:p>
      <text:p text:style-name="P53"/>
      <text:p text:style-name="P59"><text:soft-page-break/>Дата: 12.04.1003 А.С.</text:p>
      <text:p text:style-name="P59">Эксперимент: заклинание Воплощения Индрэ</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2">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3">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Тия?</text:p>
      <text:p text:style-name="P5">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text:soft-page-break/>Тук-тук-тук!</text:p>
      <text:p text:style-name="P5">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9">—</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text:p>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53">Закрыв дверь, я отправился в город.</text:p>
      <text:p text:style-name="P53">…</text:p>
      <text:p text:style-name="P53">–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5">–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9"> </text:span><text:span text:style-name="T35">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oft-page-break/><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9">—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9">.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5">.</text:span></text:p>
      <text:p text:style-name="P53">…</text:p>
      <text:p text:style-name="P53">Вырвавшись от всезнайки на свежий воздух, я направился в центр. Пробежавшись взглядом по заголовкам вчерашних газет, сплюнул в сердцах.</text:p>
      <text:p text:style-name="P53">«<text:span text:style-name="T31">Чужестранец-человек разбил сердце нашей обожаемой Селестии! Двор в отчаянии </text:span><text:span text:style-name="T12">—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8">– </text:span>Привет, Эй-Джей! У тебя проблемы?</text:p>
      <text:p text:style-name="P53"><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8">–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8">– </text:span>Хошь сказать, ты в Кантерлоте у Селестии под крылышком телеги чинил? Или Рэр сбрехала?</text:p>
      <text:p text:style-name="P53">Я мысленно ругнулся на языкатую единорожку и молча достал пенал с инструментами.</text:p>
      <text:p text:style-name="P53"><text:soft-page-break/>…</text:p>
      <text:p text:style-name="P53">Собрав инструмент, я потолкал тележку назад-вперёд.</text:p>
      <text:p text:style-name="P53"><text:span text:style-name="T8">– Г</text:span>отово. Принимай работу, хозяйка!</text:p>
      <text:p text:style-name="P53">Эпплджек стиснула меня в сокрушающих объятиях.</text:p>
      <text:p text:style-name="P53"><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8">–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8">–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8">– </text:span>Бери, сахарок. Для тебя <text:span text:style-name="T8">— </text:span>самые <text:span text:style-name="T8">о</text:span>тборные. И помни: в Яблочной Алле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9">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9">объявляла вывеска.</text:span></text:p>
      <text:p text:style-name="P5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8">– </text:span>Свободно? <text:span text:style-name="T8">– </text:span>спросил я у единственной пони, сидящей за столиком.</text:p>
      <text:p text:style-name="P53"><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3"><text:span text:style-name="T8">– <text:s/></text:span>Пирог с грибами, яишницу и чизкейк<text:span text:style-name="T8"> – </text:span>сообщил я подошедшей официантке.</text:p>
      <text:p text:style-name="P53"><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53"><text:span text:style-name="T8">– </text:span>И салат «по-Кантерлотски».</text:p>
      <text:p text:style-name="P56">Пока я ел, пони мрачно смотрела на меня, положив голову на стол. Мне стало неловко от её тяжёлого взгляда и я попытался завести разговор.</text:p>
      <text:p text:style-name="P56"><text:span text:style-name="T8">– </text:span>Вы, наверное, ждёте кого-то?</text:p>
      <text:p text:style-name="P56"><text:span text:style-name="T8">– </text:span>Неа.</text:p>
      <text:p text:style-name="P56"><text:span text:style-name="T8">– </text:span>Просто обедаете?</text:p>
      <text:p text:style-name="P56"><text:span text:style-name="T8">– </text:span>Неа.</text:p>
      <text:p text:style-name="P56"><text:span text:style-name="T8">– </text:span>Просто сидите и мрачно смотрите на меня?</text:p>
      <text:p text:style-name="P56"><text:span text:style-name="T8">– </text:span>Неа.</text:p>
      <text:p text:style-name="P56"><text:soft-page-break/>Хм, а эта пони не из разговорчивых. Ну ладно.</text:p>
      <text:p text:style-name="P56"><text:span text:style-name="T8">– </text:span>А что же вы делаете?</text:p>
      <text:p text:style-name="P56"><text:span text:style-name="T8">– </text:span>Веселюсь. <text:span text:style-name="T8">– </text:span>мрачно заявила пони.</text:p>
      <text:p text:style-name="P56"><text:span text:style-name="T8">– </text:span>Если я вас достал, то так и скажите. Извините.</text:p>
      <text:p text:style-name="P56">Я продолжил есть молча.</text:p>
      <text:p text:style-name="P56">Неожиданно пони улыбнулась и подмигнула мне. Её сморщенная мордочка разгладилась и стала весьма милой.</text:p>
      <text:p text:style-name="P56"><text:span text:style-name="T8">– </text:span>Привет, Макс!</text:p>
      <text:p text:style-name="P56">Вот Дискорд! То есть, чёрт! Обитатели этого городка в который раз поражали меня своей проницательностью. У меня на лбу написано, что ли?!</text:p>
      <text:p text:style-name="P56"><text:span text:style-name="T8">– </text:span>Мы с вами раньше встречались?</text:p>
      <text:p text:style-name="P56"><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6"><text:span text:style-name="T8">– </text:span>Оставь, Салвер.<text:span text:style-name="T8"> </text:span>Ему за счёт заведения.</text:p>
      <text:p text:style-name="P53"><text:span text:style-name="T8">– </text:span>Ясно, мисс Пинки. <text:span text:style-name="T8">– </text:span>официантка кивнула и ушла.</text:p>
      <text:p text:style-name="P53"><text:span text:style-name="T8">– Ч</text:span>его-о-о?<text:span text:style-name="T8"> </text:span>Так это твой бар?</text:p>
      <text:p text:style-name="P53"><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53"><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8">– </text:span>У меня есть идея получше. <text:span text:style-name="T8">– </text:span>на свет показалась фляга Большого Макинтоша.</text:p>
      <text:p text:style-name="P53"><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8">– </text:span>Починил телегу. Только молчок про самогон, раз уж ты в курсе. <text:span text:style-name="T8">– </text:span>я разлил сидр по чашкам.</text:p>
      <text:p text:style-name="P53"><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text:soft-page-break/>чашку и заявил Пинки:</text:p>
      <text:p text:style-name="P53"><text:span text:style-name="T8">–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8">– У </text:span>тебя такая смешная мордочка! <text:span text:style-name="T8">– </text:span>захихикали Пинки, покачиваясь. <text:span text:style-name="T8">– </text:span>Как будто ты <text:span text:style-name="T59">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8">– </text:span>Эммм... Скажи-ка мне, мой друг П-п-пинки... Легенда про фаэри <text:span text:style-name="T13">— </text:span><text:span text:style-name="T59">эт правда?</text:span></text:p>
      <text:p text:style-name="P53"><text:span text:style-name="T13">– </text:span><text:span text:style-name="T59">Какая из? Их много, вообще-то. Ик!</text:span></text:p>
      <text:p text:style-name="P53"><text:span text:style-name="T13">– </text:span><text:span text:style-name="T59">Про принцесс. Про то, что они фаэри, спустившиеся с неба во плоти, чтоб помогать пони управлять Эквестрией?</text:span></text:p>
      <text:p text:style-name="P53"><text:span text:style-name="T13">– </text:span><text:span text:style-name="T59">Макс, </text:span><text:span text:style-name="T13">– </text:span><text:span text:style-name="T59">захихикала Пинки, взъерошив копытами розовые кудряшки и попытавшись соорудить из них бороду, </text:span><text:span text:style-name="T13">–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3"><text:span text:style-name="T13">–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3">– </text:span><text:span text:style-name="T59">Ты что-о-о! Нельзя любить фаэри! Она похитит твоё сердце, и ты будешь искать её, пока не... </text:span><text:span text:style-name="T13">– </text:span><text:span text:style-name="T59">Пинки погрузилась в так и не съеденный салат «по-Кантерлотски» и захрапела.</text:span></text:p>
      <text:p text:style-name="P53"><text:span text:style-name="T13">– </text:span><text:span text:style-name="T59">Пока не умру?</text:span></text:p>
      <text:p text:style-name="P53"><text:span text:style-name="T13">– </text:span><text:span text:style-name="T59">Нет, глупенький, </text:span><text:span text:style-name="T13">– </text:span><text:span text:style-name="T59">пробулькала Пинки из миски. </text:span><text:span text:style-name="T13">– </text:span><text:span text:style-name="T59">Пока не найдёшь.</text:span></text:p>
      <text:p text:style-name="P5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7">Холодок незаметно прокрался мне в душу и прояснил мозги. Я кинул взгляд на часы на стене. Было без десяти шесть.</text:p>
      <text:p text:style-name="P57">Бля!</text:p>
      <text:p text:style-name="P57">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7">БАМММ!!!</text:p>
      <text:p text:style-name="P57">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7"><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57"><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57"><text:soft-page-break/><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57"><text:span text:style-name="T8">– </text:span>У нас?</text:p>
      <text:p text:style-name="P57">Пинки молча поддела меня носом и буквально закинула на спину.</text:p>
      <text:p text:style-name="P57">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7">Но недостаточное.</text:p>
      <text:p text:style-name="P5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7"><text:span text:style-name="T8">– </text:span>Стооой! <text:span text:style-name="T8">– </text:span>заорал я. <text:span text:style-name="T8">– </text:span>Выпрыгивай из бочки!!!</text:p>
      <text:p text:style-name="P57">Кобылка-пилот улыбнулась и постукала копытцем по шлему, показывая, что не слышит меня.</text:p>
      <text:p text:style-name="P57"><text:span text:style-name="T8">– </text:span>Выпрыгивааа... <text:span text:style-name="T8">– </text:span>мой крик утонул в рёве рвущихся фейерверков.</text:p>
      <text:p text:style-name="P57">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7">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7"><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57">Поняшка ткнула в бок белоснежную пони-единорога. Та раскрыла глаза и осмотрелась.</text:p>
      <text:p text:style-name="P57"><text:span text:style-name="T8">– </text:span>Смотри, вот те и ответ на вопрос, куда деваются пони!</text:p>
      <text:p text:style-name="P57"><text:span text:style-name="T8">– </text:span>Где? <text:span text:style-name="T8">– </text:span>единорожка начала оглядываться.</text:p>
      <text:p text:style-name="P57"><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57"><text:span text:style-name="T8">– </text:span>И что? Я всё равно не пойму, куда пони деваются? И куда пропала Скуталу?</text:p>
      <text:p text:style-name="P57"><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57"><text:soft-page-break/>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7"/>
      <text:p text:style-name="P58">***<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Принцессы Селестии, Кантерлот, дворец.</text:p>
      <text:p text:style-name="P53"/>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62"><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1">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text:soft-page-break/>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8">P.S. Н</text:span>е гневите мироздание воровством! <text:span text:style-name="T31">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62"/>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text:span></text:p>
      <text:p text:style-name="P59"/>
      <text:h text:style-name="Heading_20_2" text:outline-level="2"><text:soft-page-break/>13. Мэйнхэттен</text:h>
      <text:p text:style-name="P59"/>
      <text:p text:style-name="P57"><text:span text:style-name="T8">– </text:span>Попробуй ещё раз. Может, сбой соединения.</text:p>
      <text:p text:style-name="P5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7"><text:span text:style-name="T8">– </text:span>Не отсылается. Глюк какой-то.</text:p>
      <text:p text:style-name="P57">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57"><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57"><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7"/>
      <text:p text:style-name="P58">***</text:p>
      <text:p text:style-name="P57"/>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7"><text:span text:style-name="T8">– </text:span>Это неправильно! <text:span text:style-name="T8">– </text:span>заявила Рэйнбоу Дэш, отвернувшись от окна.</text:p>
      <text:p text:style-name="P57"><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57"><text:span text:style-name="T8">– </text:span>Да я не про то! <text:span text:style-name="T8">– </text:span>отмахнулась пегаска. <text:span text:style-name="T8">– </text:span>Посмотри на поле.</text:p>
      <text:p text:style-name="P57"><text:span text:style-name="T8">– </text:span>И что? Поле как поле.</text:p>
      <text:p text:style-name="P57"><text:span text:style-name="T8">– </text:span>Оно не убрано. <text:span text:style-name="T8">– </text:span>мрачно ответила Дэш. <text:span text:style-name="T8">– </text:span>Ужас, сколько кукурузы пропадает!</text:p>
      <text:p text:style-name="P57">Я присмотрелся получше и указал пегаске на очередной городок, проносящийся за окном.</text:p>
      <text:p text:style-name="P57"><text:span text:style-name="T8">– </text:span>У самого посёлка поля убраны. Наверняка дойдёт дело и до остальных.</text:p>
      <text:p text:style-name="P57"><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7">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7"><text:span text:style-name="T8">– </text:span>Спасибо, но от пинкиных плюшек у меня фланки округляются.</text:p>
      <text:p text:style-name="P57"><text:span text:style-name="T8">– </text:span>Да ладно тебе! От одной не округлятся.</text:p>
      <text:p text:style-name="P57"><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57">За окном несколько пони работали на поле. Что-то странное было в их деятельности.<text:span text:style-name="T8"> </text:span>Как будто…</text:p>
      <text:p text:style-name="P57"><text:soft-page-break/><text:span text:style-name="T8">– О</text:span>но и понятно, что поля не убраны. Откуда ж им быть убранными, когда на двух работающих пони целая толпа бездельников!</text:p>
      <text:p text:style-name="P57">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7"><text:span text:style-name="T8">– </text:span>Они паслись… Ты можешь себе представить? Макс! Они ПАСЛИСЬ! Ели траву, как какие-то дикари! Фигня какая-то…</text:p>
      <text:p text:style-name="P57">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7">…</text:p>
      <text:p text:style-name="P57">ВЖИИИИИИИИИ!!!</text:p>
      <text:p text:style-name="P5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7"><text:span text:style-name="T8">– </text:span>Что за…?</text:p>
      <text:p text:style-name="P9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7"><text:span text:style-name="T8">– </text:span>Леди и джентльпони! Просьба не паниковать! Поезд дальше не идёт: впереди провал! <text:span text:style-name="T8">– </text:span>крикнул проводник.</text:p>
      <text:p text:style-name="P57"><text:span text:style-name="T8">– </text:span>Какой ещё, в дышло, провал? Я проезжал тут два дня назад!</text:p>
      <text:p text:style-name="P57"><text:span text:style-name="T8">– </text:span>Безобразие! Верните мне деньги за билет!</text:p>
      <text:p text:style-name="P57"><text:span text:style-name="T8">– </text:span>Как вы смеете! Я опоздаю в порт! <text:s/><text:span text:style-name="T8">– </text:span>послышались выкрики в толпе.</text:p>
      <text:p text:style-name="P57">Проводник — седой земнопони стального цвета — поставил фонарь на пол и вытер со лба пот.</text:p>
      <text:p text:style-name="P57"><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7">Я осторожно подошёл к краю и глянул вниз. </text:p>
      <text:p text:style-name="P57">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7"><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7"><text:span text:style-name="T8">– </text:span>Дэш, нам надо на ту сторону.</text:p>
      <text:p text:style-name="P57"><text:span text:style-name="T8">– </text:span>Нет проблем. Я могу тебя перенести.</text:p>
      <text:p text:style-name="P57">Я с сомнением посмотрел на пегаску. Дэш в холке была мне по пояс.</text:p>
      <text:p text:style-name="P57"><text:span text:style-name="T8">– </text:span>Ты точно в этом уверена?</text:p>
      <text:p text:style-name="P57"><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7"><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57">Мля.</text:p>
      <text:p text:style-name="P57"><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7">Пегаска почесала затылок и заметила.</text:p>
      <text:p text:style-name="P57"><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57">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7">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57">…</text:p>
      <text:p text:style-name="P5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7">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7">Разумеется, я посмотрел вниз.</text:p>
      <text:p text:style-name="P57">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7">…</text:p>
      <text:p text:style-name="P57">Я валялся на насыпи и трясся как в лихорадке. От пережитого шока меня тошнило.</text:p>
      <text:p text:style-name="P57"><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5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7"><text:span text:style-name="T8">– </text:span>Я чувствую, что только что упустил отличную возможность отлить на вселенную!</text:p>
      <text:p text:style-name="P57"><text:soft-page-break/></text:p>
      <text:p text:style-name="P58">***</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7"><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64">«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6">Принцесса Селестия Эквестрийская» </text:span><text:span text:style-name="T41">– </text:span><text:span text:style-name="T45">прочитал охранник, близоруко щурясь.</text:span></text:p>
      <text:p text:style-name="P57"><text:span text:style-name="T8">– </text:span>Удостоверение личности предъявлять? <text:span text:style-name="T8">– </text:span>осведомился я.</text:p>
      <text:p text:style-name="P57"><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57">Бляяя!!! Ах ты ж!!!</text:p>
      <text:p text:style-name="P57">Хлопнула освобождённая дверь, изнутри клацнула щеколда.</text:p>
      <text:p text:style-name="P57"><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57">Дэш, ни слова не говоря, прислонила ухо к двери.</text:p>
      <text:p text:style-name="P57"><text:span text:style-name="T8">– </text:span>Будешь смеяться, но именно этим он и занят. Вызывает полицию по телефону. <text:span text:style-name="T8">– </text:span>сообщила пегаска.</text:p>
      <text:p text:style-name="P57"><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57">Пегаска продолжала слушать. Потом глаза её округлились от удивления.</text:p>
      <text:p text:style-name="P57"><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57">Ну охренеть! Я что, нанёс моральную травму охраннику своим видом? Добро пожаловать в Эквестрию, страну дружбы и пони!</text:p>
      <text:p text:style-name="P57"><text:span text:style-name="T8">– </text:span>Сколько у нас времени?</text:p>
      <text:p text:style-name="P57">Дэш почесала в затылке.</text:p>
      <text:p text:style-name="P57"><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57">Я с наслаждением захреначил ногой в стеклянную дверь павильона. Осколки стекла брызнули во все стороны.</text:p>
      <text:p text:style-name="P57"><text:soft-page-break/><text:span text:style-name="T8">– </text:span>Тогда давай сначала обыщем контору. Если уж полиция всё равно едет сюда, так пусть у них хотя бы будет повод!</text:p>
      <text:p text:style-name="P57"/>
      <text:p text:style-name="P58">***</text:p>
      <text:p text:style-name="P57"/>
      <text:p text:style-name="P57">Разумеется, полиция приехала, как только мы обнаружили эти чёртовы резонаторы — иначе ж и быть не могло!</text:p>
      <text:p text:style-name="P57">…</text:p>
      <text:p text:style-name="P57">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7"><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22">вайлайт в Понивилле, услышав про портативный ускоритель, захочет его получить. Макс смутится</text:span><text:span text:style-name="T8">&gt;</text:span></text:p>
      <text:p text:style-name="P57">Снаружи послышался вой сирены и цокот множества копыт.</text:p>
      <text:p text:style-name="P57"><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7">Пиздец! Мы с Дэш переглянулись.</text:p>
      <text:p text:style-name="P57"><text:span text:style-name="T8">– </text:span>Это твои двадцать минут? <text:span text:style-name="T8">– </text:span>возмутился я. <text:span text:style-name="T8">– </text:span>Да ещё и десяти не прошло!</text:p>
      <text:p text:style-name="P57">Дэш вымучено скривилась.</text:p>
      <text:p text:style-name="P57"><text:span text:style-name="T8">– </text:span>Человек Макс, здание окружено! Мы знаем, что ты внутри! Выходи добровольно, или будешь взят силой!</text:p>
      <text:p text:style-name="P57">Я разбил топором стеклянные дверцы прибора и вытащил рубины.</text:p>
      <text:p text:style-name="P57"><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7">Пегаска отрицательно помотала головой.</text:p>
      <text:p text:style-name="P57"><text:span text:style-name="T8">– </text:span>Ну уж фигушки. Я тебя тут не оставлю.</text:p>
      <text:p text:style-name="P57"><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57"><text:span text:style-name="T8">– </text:span>Ты не понимаешь! <text:span text:style-name="T8">– </text:span>упрямо мотнула головой пегаска. <text:span text:style-name="T8">– </text:span>Всё изменилось. Никто тебя не вытащит.</text:p>
      <text:p text:style-name="P57">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7"><text:span text:style-name="T8">– </text:span>Быстро за мной! <text:span text:style-name="T8">– </text:span>скомандовала пегаска, помчавшись к лестнице в офисные этажи.</text:p>
      <text:p text:style-name="P57">Я припустил было за ней, потом вернулся и поднял над головой раскуроченный ускоритель.</text:p>
      <text:p text:style-name="P57"><text:span text:style-name="T8">– Ю-</text:span>хууу<text:span text:style-name="T8">!!!</text:span></text:p>
      <text:p text:style-name="P57">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7"><text:soft-page-break/>На последнем этаже пегаска стояла в коридоре, с сомнением обозревая ряд дверей.</text:p>
      <text:p text:style-name="P57"><text:span text:style-name="T8">– </text:span>Где-то тут должна быть дверь на крышу. Не могли же они залазить туда по пожарной лестнице?</text:p>
      <text:p text:style-name="P57">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57">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7"><text:span text:style-name="T8">– </text:span>Макс, подвинься!</text:p>
      <text:p text:style-name="P57">Пегаска оттеснила меня крупом и повернулась к двери задом.</text:p>
      <text:p text:style-name="P57"><text:span text:style-name="T8">– </text:span>Ю-хууу!</text:p>
      <text:p text:style-name="P57">БАБАХ!!!</text:p>
      <text:p text:style-name="P57">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7"><text:span text:style-name="T8">– </text:span>Ты чего на меня так уставился? <text:span text:style-name="T8">– </text:span>подозрительно спросила пегаска.</text:p>
      <text:p text:style-name="P57"><text:span text:style-name="T8">– </text:span>Да так… Не ожидал, что ты такая…</text:p>
      <text:p text:style-name="P57"><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57">С лестницы донёсся топот копыт, в конце коридора появились пони-полицейские.</text:p>
      <text:p text:style-name="P57">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7"><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7">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7"><text:span text:style-name="T8">– </text:span>Ты! Не! По! Нял! Те! Бе! Не! Льзя! Тут! Ос! Та! ВАТЬСЯ!!! <text:span text:style-name="T8">– </text:span>мощный толчок изнутри катапультировал её с люка.</text:p>
      <text:p text:style-name="P57">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7">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7"><text:span text:style-name="T8">– </text:span>Ты чего делаешь??! Мы же упадём! Ты ж не удержишь!..</text:p>
      <text:p text:style-name="P57">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7">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text:soft-page-break/>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7">Некоторое время было тихо. Потом хлопнули ставни и чей-то сонный голос недовольно пробормотал:</text:p>
      <text:p text:style-name="P57"><text:span text:style-name="T8">– </text:span>Кто мешает нам спать после тяжкого выступления?</text:p>
      <text:p text:style-name="P57">Я осторожно выглянул из куста.</text:p>
      <text:p text:style-name="P57">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7">Птицы и цикады продолжили пение, прерванное нашим вторжением. </text:p>
      <text:p text:style-name="P57">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7"><text:span text:style-name="T8">– </text:span>Так вот кто тревожит наш сон!</text:p>
      <text:p text:style-name="P57">Дверь дома приоткрылась. Стало видно, что за ней притаилась единорожка, уже спустившаяся с мансарды.</text:p>
      <text:p text:style-name="P57"><text:span text:style-name="T8">– </text:span>Так-так, посмотрим, что тут у нас. Ага. Гм. Это наверняка тот монстр-человек, о котором писали в газетах. Занятно.</text:p>
      <text:p text:style-name="P57">Я крутился в телекинетическом поле перед единорожкой как некий диковиный экспонат шоу уродцев.</text:p>
      <text:p text:style-name="P57"><text:span text:style-name="T8">– </text:span>А это у нас кто? Гмм. Пегаска. Вот так раз! Рэйнбоу Дэш! Какими судьбами?</text:p>
      <text:p text:style-name="P57"><text:span text:style-name="T8">– </text:span>ТРИКСИ! <text:span text:style-name="T8">– <text:s/></text:span>фейсхуфнула Дэш. <text:span text:style-name="T8">– </text:span>Во имя Селестии, ЧТО ты тут делаешь?!!</text:p>
      <text:p text:style-name="P57"><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57">Так как дипломатические таланты пегаски оставляли желать лучшего, я решил взять переговоры в свои руки.</text:p>
      <text:p text:style-name="P57"><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57"><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57"><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57"><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57">Пегаска задумалась. Она обернулась на меня и мрачно спросила:</text:p>
      <text:p text:style-name="P57"><text:span text:style-name="T8">– </text:span>Ей ведь нельзя рассказывать, да?</text:p>
      <text:p text:style-name="P57"><text:span text:style-name="T8">– </text:span>Нельзя. <text:span text:style-name="T8">– </text:span>подтвердил я. <text:span text:style-name="T8">– </text:span>Селестия запретила. Может возникнуть паника и всё такое.</text:p>
      <text:p text:style-name="P57">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7"><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57"><text:span text:style-name="T8">– </text:span>ОГО!</text:p>
      <text:p text:style-name="P57"><text:soft-page-break/>Единорожка аж уселась на крыльцо от удивления.</text:p>
      <text:p text:style-name="P57"><text:span text:style-name="T8">– </text:span>Представлем себе, ЧТО вы скрываете, если пегаска готова на ТАКОЕ! Признаюсь, вам удалось нас заинтересовать!</text:p>
      <text:p text:style-name="P57">Единорожка в задумчивости стала ходить по веранде туда-сюда, разговаривая сама с собой.</text:p>
      <text:p text:style-name="P57"><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7">Единорожка встала на задние ноги и захлопала в копыта. После чего она метнулась в дом, потянув нас за собой.</text:p>
      <text:p text:style-name="P57">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7">Единорожка улеглась на диване. Мы с Дэш шмякнулись на ковёр.</text:p>
      <text:p text:style-name="P57"><text:span text:style-name="T8">– </text:span>Мы приняли решение не выдавать вас полиции в обмен на то, что вы расскажете нам о вашей секретной миссии!</text:p>
      <text:p text:style-name="P57"><text:span text:style-name="T8">– </text:span>Не пойдёт! <text:span text:style-name="T8">– </text:span>заявил я. <text:span text:style-name="T8">– </text:span>Я уже сказал, что это тайна. Мне добавить нечего.</text:p>
      <text:p text:style-name="P57"><text:span text:style-name="T8">– </text:span>Да неужели? <text:span text:style-name="T8">– </text:span>захлопала ресницами Трикси. <text:span text:style-name="T8">– </text:span>Ты хорошо подумал?</text:p>
      <text:p text:style-name="P57">Окно <text:s/>комнаты распахнулось. В комнату ворвался вой сирены. Несколько полицейских фургонов промчались мимо.</text:p>
      <text:p text:style-name="P57">Вот чёрт!!!</text:p>
      <text:p text:style-name="P57">…</text:p>
      <text:p text:style-name="P51"/>
      <text:p text:style-name="P57"><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57"><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7"><text:span text:style-name="T8">– </text:span>Стой! Что ты там сказала о Селестии?</text:p>
      <text:p text:style-name="P57">Трикси молча левитировала мне газеты с трюмо.</text:p>
      <text:p text:style-name="P57">Фак! Фак-фак-фак!!!</text:p>
      <text:p text:style-name="P57">«<text:span text:style-name="T31">Исчезновение дневной главы диархии: Эквестрия в панике!</text:span>» (статья двухдневной давности).</text:p>
      <text:p text:style-name="P57">«<text:span text:style-name="T31">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7">«<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7">«<text:span text:style-name="T31">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7">«<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7"><text:soft-page-break/>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5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7"><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7">Я зажал голову в ладонях и застонал, покачиваясь из стороны в сторону.</text:p>
      <text:p text:style-name="P57"><text:span text:style-name="T8">– </text:span>Макс? Ты в порядке?</text:p>
      <text:p text:style-name="P57">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7">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7">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4">– Я доведу! Обещаю!..»</text:p>
      <text:p text:style-name="P57"/>
      <text:p text:style-name="P57">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7">И у меня есть кое-какие результаты, чёрт побери!</text:p>
      <text:p text:style-name="P57">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7">Дерьмо! Слишком много «если» и «может быть»!</text:p>
      <text:p text:style-name="P57">Трижды дерьмо!!! Я забыл, что для проведения эксперимента, нам нужна помощь Селестии!</text:p>
      <text:p text:style-name="P57"/>
      <text:p text:style-name="P66"><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7"/>
      <text:p text:style-name="P57">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7">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7"><text:soft-page-break/>Что ж, вполне привычное для меня состояние. Последний месяц был просто ярким фантастически-нереальным исключением из правила.</text:p>
      <text:p text:style-name="P57">МУ-ХА-ХА!</text:p>
      <text:p text:style-name="P57">Кажется, я знаю, как показать фак провидению! <text:span text:style-name="T8">Show must go on! &lt;</text:span><text:span text:style-name="T22">Макс задумал вместо Селестии использовать Элементы гармонии</text:span><text:span text:style-name="T8">&gt;</text:span></text:p>
      <text:p text:style-name="P57">Я улыбнулся и помахал пегаске рукой, показывая, что в норме. Дэш облегчённо выдохнула.</text:p>
      <text:p text:style-name="P51">– <text:span text:style-name="T1">Так что, мы свободны? </text:span>– <text:span text:style-name="T1">спросил я, поднимаясь с пола.</text:span></text:p>
      <text:p text:style-name="P51">– <text:span text:style-name="T1">О, да! Великая и могучая Трикси держит слово!</text:span></text:p>
      <text:p text:style-name="P57">Единорожка задумалась и продолжила:</text:p>
      <text:p text:style-name="P5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05"/>
      <text:h text:style-name="Heading_20_2" text:outline-level="2">14. Дорога в Понивилль</text:h>
      <text:p text:style-name="P51">&lt;<text:span text:style-name="T61">David Bowie - Lets Dance/ Ashes To Ashes</text:span>&gt;</text:p>
      <text:p text:style-name="P57">– Ы! Ы! Ы! Ы! Ы!</text:p>
      <text:p text:style-name="P57">Дэш стучала лбом о сосну с такой силой, что на неё падали иголки и шишки.</text:p>
      <text:p text:style-name="P57">Я вышел из фургона и присел рядом.</text:p>
      <text:p text:style-name="P57">– Дэш! В конце-концов, мы можем спать днём, а идти ночью. Тогда я могу тащить фургон. Не стоит тебе так мучаться.</text:p>
      <text:p text:style-name="P57">Пегаска стояла, прижавшись лбом к стволу, и молчала. Я продолжил.</text:p>
      <text:p text:style-name="P57">– Или же мы можем нанять земнопони. Я не буду показываться из фургона, а ты строго запретишь ему совать нос внутрь.</text:p>
      <text:p text:style-name="P57">Дэш тяжело вздохнула и закатила глаза.</text:p>
      <text:p text:style-name="P57">–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7">Я вздохнул. Мне было чертовски неудобно, что из-за меня страдала пегаска, для которой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Жеребячьи горы проходил по железнодорожному тоннелю, мы решили обойти горы через Филлидельфию. Патрули пегасов мелькали в небе каждые два-три часа и без фургончика Трикси меня бы уже давно обнаружили. Я мог выходить из фургона под прикрытием деревьев только в те редкие моменты, когда дорога шла через лес. Но дорога в Филлидельфию редко пересекалась с лесами. И даже в тех чахлых перелесках, что встречались нам по пути, нужно было остерегаться случайных прохожих.</text:p>
      <text:p text:style-name="P57">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7">Пегаска пробормотала что-то чуть слышно.</text:p>
      <text:p text:style-name="P57">– Что? – не расслышал я.</text:p>
      <text:p text:style-name="P51"><text:span text:style-name="T1">– Обними меня. – чуть громче повторила Дэш. Мне было удивительно слышать просящий тон от </text:span><text:soft-page-break/><text:span text:style-name="T1">крутой и задиристой пегаски. – Ну, помнишь, как ты это сделал на крыше «Псинтела»? Мне станет легче тянуть.</text:span></text:p>
      <text:p text:style-name="P57">Я пожал плечами и обнял пегаску.</text:p>
      <text:p text:style-name="P57">– Э, нет, погоди. – Дэш сбросила плащ Трикси, скрывающий её крылья. – Давай!</text:p>
      <text:p text:style-name="P57">Я обнял её повторно. В этот раз пегаска не стояла смирно, а, в свою очередь, обняла меня.</text:p>
      <text:p text:style-name="P57">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7">– Эмм… Ты чего?</text:p>
      <text:p text:style-name="P57">Дэш раскрыла глаза. Я упёрся ладонью ей в грудь и осторожно отодвинул от себя. Пегаска разжала обьятия.</text:p>
      <text:p text:style-name="P57">– Йей! Обнимашки таки клёво снимают стресс! Тебе разве не нравится?</text:p>
      <text:p text:style-name="P57">– Нравится. Но ты слишком увлеклась: я чуть не оказался на земле.</text:p>
      <text:p text:style-name="P57">Дэш смутилась.</text:p>
      <text:p text:style-name="P57">– Упс! Забыла, что у тебя только одна пара ног для упора! Не сердись!</text:p>
      <text:p text:style-name="P57">Я покровительно похлопал пегаску по шее.</text:p>
      <text:p text:style-name="P57">–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7">Пегаска немедленно заорала:</text:p>
      <text:p text:style-name="P57">– Обнимашки-и-и!!! – и повалила меня на траву. Сила, таящаяся в её худеньком теле, обескураживала.</text:p>
      <text:p text:style-name="P57">– Дэш! Ну, не воспринимай же всё так буквально, ё-моё!</text:p>
      <text:p text:style-name="P57">– Гы! Что-то ты не слишком был готов к этому разу!</text:p>
      <text:p text:style-name="P57">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 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7">Наконец она приземлилась, пропахав в дёрне борозды тормозного следа.</text:p>
      <text:p text:style-name="P57">– Ффух! Ещё бы немного, и я бы рехнулась от тоски! Как только Эпплджек эти телеги таскает? Это же офигенно скучно!</text:p>
      <text:p text:style-name="P57">Пегаска накинула на себя плащ, скрыв крылья, и стала впрягаться в фургончик.</text:p>
      <text:p text:style-name="P57">– Макс, залазь в фургон. Там впереди какой-то посёлок. Купим еды и узнаем новости.</text:p>
      <text:p text:style-name="P57"/>
      <text:p text:style-name="P58">***</text:p>
      <text:p text:style-name="P57"/>
      <text:p text:style-name="P57">«<text:span text:style-name="T31">Добро пожаловать в Грум</text:span><text:span text:style-name="T32">м</text:span><text:span text:style-name="T31">ингтон! Вам здесь рады! Население города</text:span> <text:span text:style-name="T63">302 пони</text:span>. <text:span text:style-name="T62">250 пони</text:span>. <text:span text:style-name="T62">12</text:span><text:span text:style-name="T64">5</text:span><text:span text:style-name="T62"> поней</text:span>. 54 паня.»</text:p>
      <text:p text:style-name="P132">Фургон стоял <text:span text:style-name="T65">на обочине </text:span>рядом с приветственной табличкой. <text:span text:style-name="T65">Отогнув край занавески, я наблюдал за крохотным посёлком в две улицы. Редкие пони брели по своим делам с непривычной отстранённостью. Примерно каждые два дома из трёх стояли с заколоченными ставнями и дверями. Только в самом </text:span><text:soft-page-break/><text:span text:style-name="T65">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копалась в придорожной пыли, лепя пасочки. У прилавка с картошкой Дэш торговалась с мрачной земнопони.</text:span></text:p>
      <text:p text:style-name="P133">Я вернулся за столик у окна и продолжил писать письмо.</text:p>
      <text:p text:style-name="P135">«<text:span text:style-name="T17">...чувствую себя </text:span><text:span text:style-name="T18">по-</text:span><text:span text:style-name="T17">идиотски. Я, здоровый откормленный лоб, должен сидеть в фургоне со всеми (ну, почти со всеми) удобствами, в то время как </text:span><text:span text:style-name="T19">Дэш</text:span><text:span text:style-name="T17"> надрывается, волоча его в Понивилль. </text:span><text:span text:style-name="T20">Селли, случилось неслыханное: моя совесть вынырнула из пожизненной спячки и надавала по щщам моему чувству цинизма! Я хочу дать сам себе по морде!</text:span><text:span text:style-name="T17"> </text:span><text:span text:style-name="T20">Мне стыдно смотреть в глаза Дэш, чёрт бы меня побрал! Только ради тебя, Селли!</text:span></text:p>
      <text:p text:style-name="P136">Дела тут идут неважнецки, <text:span text:style-name="T70">если не сказать паршиво</text:span>. Мы уже <text:span text:style-name="T72">проехали</text:span> три посёлка, и не встретили ни души. <text:span text:style-name="T72">Заброшенные фермы вдоль дороги вгоняют в депрессию. Дэш совсем приуныла. Тут от тоски уже даже патрульным пегасам в небе рад будешь. </text:span>Хорошо, хоть в Груммингтоне кто-то живёт: у нас <text:span text:style-name="T71">с </text:span>продукт<text:span text:style-name="T71">ами стало совсем напряжно, </text:span><text:s/><text:span text:style-name="T71">Дэш даже тайком от меня начала жевать траву, хоть и не переносит её.</text:span></text:p>
      <text:p text:style-name="P137">В общем, если Дэш не ошибается, завтра мы доберёмся до Аппалузы, а ещё через два-три дня будем в Понивилле. Если мой план выгорит, мы найдём тебя, где бы ты ни была. И если мне при этом повезёт, я самолично уничтожу этот клочок бумаги. <text:span text:style-name="T73">Если же нет — вам понадобится новый макс (бу-га-га!)</text:span>.<text:span text:style-name="T54">»</text:span></text:p>
      <text:p text:style-name="P134"/>
      <text:p text:style-name="P133">«<text:span text:style-name="T22">… не знаю, Селли, </text:span><text:span text:style-name="T28">что произойдёт после этого, но мне уже всё равно. Ты хотела — я стараюсь. Если мой план таки сработает и мы вернём тебя — тебе передадут это письмо. Если, конечно, со мной что-то случится</text:span>»</text:p>
      <text:p text:style-name="P138">&lt;<text:span text:style-name="T23">надписи на табличке (уже под табличкой) обновляет кобылка-жеребёнок — она самая разумная в городе</text:span>&gt;</text:p>
      <text:p text:style-name="P57"/>
      <text:p text:style-name="P51">&lt;<text:span text:style-name="T23">Дэш покупает в Аппалузе еду и газеты. По всему городу развешаны объявления о розыске Макса. Повсюду провалы. За Аппалузой Макс и Дэш встречают посёлок, в котором пони стали неразумными лошадками</text:span>&gt;</text:p>
      <text:p text:style-name="P51">- <text:span text:style-name="T1">Почему ты не хочешь сказать, что ты увидела во время эксперимента? Почему ты сказала: «Человеки рулят»?</text:span></text:p>
      <text:p text:style-name="P57">- Это к делу не относится. - в который раз угрюмо ответила Дэш.</text:p>
      <text:p text:style-name="P51">- <text:span text:style-name="T1">Думаешь, я не видел, как ты следила за мной в Понивиле??!</text:span></text:p>
      <text:p text:style-name="P57">-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text:span text:style-name="T66">И Твайлайт ошибалась — нифига оно не поможет. Пони как исчезали, так и будут исчезать, пока не пропадут все до единого!</text:span></text:p>
      <text:p text:style-name="P57">Дэш помчалась в лес не разбирая дороги.</text:p>
      <text:p text:style-name="P57"/>
      <text:p text:style-name="P51">&lt;<text:span text:style-name="T23">Она скажет, что её нужны обнимашки для восстановления духа, хотя на самом деле она хочет развить отношения с Максом в духе ксенофилии</text:span>&gt;</text:p>
      <text:p text:style-name="P57"/>
      <text:p text:style-name="P51">&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57"/>
      <text:p text:style-name="P105"><text:span text:style-name="T8"><text:s/>&lt;</text:span><text:span text:style-name="T27"> - </text:span><text:span text:style-name="T22">Я не могу быть вашим спасителем! Я намного хуже и испорченнее вас!</text:span><text:span text:style-name="T8">&gt;</text:span></text:p>
      <text:p text:style-name="P57"/>
      <text:p text:style-name="P51"><text:soft-page-break/>&lt;<text:span text:style-name="T23">Главы с Максом и Дэш — в стиле «Криминального чтива»</text:span>&gt;</text:p>
      <text:p text:style-name="P57"/>
      <text:p text:style-name="P51">&lt;<text:span text:style-name="T22"> - </text:span><text:span text:style-name="T23">Но ты сгоришь! Я не готова без помощи Селестии провести эксперимент на тебе!</text:span></text:p>
      <text:p text:style-name="P39">Я устало закрыл глаза.</text:p>
      <text:p text:style-name="P51"><text:span text:style-name="T22">- </text:span><text:span text:style-name="T23">Плевать! </text:span><text:span text:style-name="T22">Show must go on! </text:span><text:span text:style-name="T23">Проводи по-любому. Буду надеяться на твоё мастерство</text:span>&gt;</text:p>
      <text:p text:style-name="P51"/>
      <text:p text:style-name="P5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1"/>
      <text:p text:style-name="P1"><text:span text:style-name="T41">&lt;</text:span><text:span text:style-name="T36">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3">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40"/>
      <text:p text:style-name="P40">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40"/>
      <text:p text:style-name="P4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
      <text:p text:style-name="P41">- Сестра <text:s/>всегда норовила спихнуть тяжёлую задачу на кого-нибудь другого!</text:p>
      <text:p text:style-name="P41">- А также совместить приятное с полезным. - заметил я.</text:p>
      <text:p text:style-name="P41">Луна бросила на меня тяжёлый взгляд.</text:p>
      <text:p text:style-name="P41">-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41">- Тогда зачем она..?</text:p>
      <text:p text:style-name="P4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1">Меня как будто окатило ледяным душем. Не любовь и даже не дружба. Просто плата за услугу… Даже не дружба...</text:p>
      <text:p text:style-name="P41">- А другие? Они тоже… давали мне потому, что считали меня последним шансом?</text:p>
      <text:p text:style-name="P41">- Другие? Кто ещё?<text:span text:style-name="T9"> </text:span><text:span text:style-name="T53">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text:soft-page-break/>твоего пребывания тут известно было только нам и Твайлайт. Остальные действовали по своей воле и предпочтениям.</text:p>
      <text:p text:style-name="P47"/>
      <text:p text:style-name="P47"/>
      <text:p text:style-name="P35">- <text:span text:style-name="T1">Дэш, ты действительно самая крутая! Тебе пришлось пережить даже смерть!</text:span></text:p>
      <text:p text:style-name="P37">- Верно, что ль? Офигеть!</text:p>
      <text:p text:style-name="P47"/>
      <text:p text:style-name="P41"/>
      <text:p text:style-name="P4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40"/>
      <text:p text:style-name="P40"/>
      <text:p text:style-name="P40"/>
      <text:p text:style-name="P1"><text:span text:style-name="T23">В Понивилле</text:span><text:span text:style-name="T22"> — эксперимент с Воплощением Индрэ на </text:span><text:span text:style-name="T23">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2">. </text:span><text:span text:style-name="T23">Макс видит дерево реальностей Эквестрии и в своём сне-прошлом в</text:span><text:span text:style-name="T22">идит Селестию в очереди на вылет - </text:span><text:span text:style-name="T23">и в</text:span><text:span text:style-name="T22">идит, куда ведёт чёрный экран </text:span><text:span text:style-name="T23">(в мир людей)</text:span><text:span text:style-name="T22">. </text:span><text:span text:style-name="T23">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2">).</text:span><text:span text:style-name="T25">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7">- <text:span text:style-name="T1">Ты же говорил, у нас нет магии?</text:span></text:p>
      <text:p text:style-name="P53">- Нет. Но что я, по-твоему, делал за тысячи лет заточения в статуе? Да я столько магии накопил, что <text:soft-page-break/>могу вывернуть это мирок пару раз наизнанку!</text:p>
      <text:p text:style-name="P53">- Но тогда ты мог бы захватить власть в Эквестрии?</text:p>
      <text:p text:style-name="P53">-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1"><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7">&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7"><text:span text:style-name="T23">- В законе не указана конкретный соправитель Диархии!</text:span>&gt;</text:p>
      <text:p text:style-name="P47"/>
      <text:p text:style-name="P47">&lt;<text:span text:style-name="T23">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7"/>
      <text:p text:style-name="P37"/>
      <text:p text:style-name="P47"/>
      <text:p text:style-name="P53"/>
      <text:p text:style-name="P53"/>
      <text:p text:style-name="P53"/>
      <text:p text:style-name="P2"><text:span text:style-name="T8">–</text:span> Заклинания Свирла Бородатого обычно срабатывают без ошибок.</text:p>
      <text:p text:style-name="P2"><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pan text:style-name="T8">–</text:span> Нууу, - Твайлайт смутилась, <text:span text:style-name="T8">–</text:span> заклинание сработало со второй попытки. В первый раз, с <text:span text:style-name="T29">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text:soft-page-break/>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
      <text:p text:style-name="P2"><text:span text:style-name="T8">&lt;</text:span><text:span text:style-name="T22">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15"/>
      <text:p text:style-name="P2"><text:span text:style-name="T8">–</text:span> Да, печально получилось <text:span text:style-name="T8">&lt;</text:span><text:span text:style-name="T23">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8">–</text:span> Нет, она мне ничего не говорила. Но, видишь ли, ваше королевство и вы сами описаны в моём мире 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8">–</text:span> Вряд ли кто-то из людей побывал здесь до меня. До вас ведь никто не вызывал это заклинание Свирла?</text:p>
      <text:p text:style-name="P2"><text:span text:style-name="T8">–</text:span> Нет. Собрание столь сильных магов запомнилось бы.</text:p>
      <text:p text:style-name="P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pan text:style-name="T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8">–</text:span> Ого! У нас есть поклонники! Интересно было бы поговорить об этом с твоим другом.</text:p>
      <text:p text:style-name="P2"><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pan text:style-name="T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53"/>
      <text:p text:style-name="P53"/>
      <text:p text:style-name="P53"><text:soft-page-break/></text:p>
      <text:p text:style-name="P53"/>
      <text:p text:style-name="P53"/>
      <text:p text:style-name="P2">Я помолчал, собираясь с мыслями. Мысли собирались туго, но самое тупое решение мне пришло в голову ещё в Кантерлоте.</text:p>
      <text:p text:style-name="P2"><text:span text:style-name="T8">–</text:span> Я помню, ваша магия Элементов Гармонии обладает большой силой.</text:p>
      <text:p text:style-name="P2"><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8">–</text:span> Для восстановления гармонии, говришь, <text:span text:style-name="T8">–</text:span> я почесал затылок.</text:p>
      <text:p text:style-name="P2"><text:span text:style-name="T8">–</text:span> Ну да, это так. Большие возмущения гармонии можно исправить только с помощью… Ой!..</text:p>
      <text:p text:style-name="P2"><text:span text:style-name="T8">–</text:span> Угу, вот именно. Сейчас имеем “большое возмущение гармонии”.</text:p>
      <text:p text:style-name="P2">Твайлайт прижала копыта к вискам.</text:p>
      <text:p text:style-name="P15"/>
      <text:p text:style-name="P2"><text:span text:style-name="T8">–</text:span> Ты не понимаешь… Я сейчас расскажу.</text:p>
      <text:p text:style-name="P2"/>
      <text:p text:style-name="P2"/>
      <text:p text:style-name="P2"/>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0">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text:soft-page-break/>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3">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30">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53"/>
      <text:h text:style-name="P148"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8">&lt;</text:span><text:span text:style-name="T22">Влад рассказывает Максу о своём сне </text:span><text:span text:style-name="T27">—</text:span><text:span text:style-name="T22"> как он был поняхой, а потом проснулся в мире Терры</text:span><text:span text:style-name="T8">&gt;</text:span></text:p>
      <text:p text:style-name="P2"><text:soft-page-break/></text:p>
      <text:p text:style-name="P2"/>
      <text:p text:style-name="P4">***</text:p>
      <text:p text:style-name="P15"/>
      <text:p text:style-name="P14"/>
      <text:p text:style-name="P15"><text:span text:style-name="T47">&lt;</text:span><text:span text:style-name="T26">самолёт в эквестрию проваливается во время </text:span><text:span text:style-name="T2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4">&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54">&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2"><text:span text:style-name="T8">–</text:span> Ты могла бы нести меня телекинезом. Я, после того, как узнал о ваших способностях, удивлялся, почему ты этого не сделала?</text:p>
      <text:p text:style-name="P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32"><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2"/>
      <text:p text:style-name="P2"><text:span text:style-name="T8">–</text:span> А дальше всё было хуже, намного хуже...</text:p>
      <text:p text:style-name="P2"/>
      <text:p text:style-name="P1"/>
      <text:p text:style-name="P2"/>
      <text:p text:style-name="P4">***</text:p>
      <text:p text:style-name="P15"/>
      <text:p text:style-name="P2"><text:span text:style-name="T8">&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15"/>
      <text:h text:style-name="P148"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text:soft-page-break/>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oft-page-break/><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21">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8">&lt;</text:span><text:span text:style-name="T23">Добавить кокатрикса, мантикору и древесных волков. Тентаклианы переименовать в пландерсиды</text:span><text:span text:style-name="T8">&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8">&lt;</text:span><text:span text:style-name="T22">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oft-page-break/><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4">***</text:p>
      <text:p text:style-name="P2"><text:span text:style-name="T8">–</text:span> Откуда там останки пегасов? Кто мог поймать их там? Они могут уйти от любой засады.</text:p>
      <text:p text:style-name="P2"><text:span text:style-name="T8">–</text:span> Не знаю, как насчёт летунов, принцессса, но когда мы осматривали кости, на нас было совершено нападение...</text:p>
      <text:p text:style-name="P2"><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22">???</text:span><text:span text:style-name="T8">&gt;</text:span></text:p>
      <text:p text:style-name="P2">Луна обошла Кимеринна. </text:p>
      <text:p text:style-name="P2"><text:span text:style-name="T8">–</text:span> У вас рассечен бок. И колотая рана на шее.</text:p>
      <text:p text:style-name="P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pan text:style-name="T8">–</text:span> Луна, мой дорогой. Для тебя <text:span text:style-name="T8">—</text:span> Луна…</text:p>
      <text:p text:style-name="P2">...</text:p>
      <text:p text:style-name="P2"/>
      <text:h text:style-name="P148" text:outline-level="2"><text:soft-page-break/>Рейд пони-рэйнджеров-2 (<text:span text:style-name="T2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8">&lt;</text:span><text:span text:style-name="T22">гидрорысью</text:span><text:span text:style-name="T8">&gt;</text:span> и нападением <text:span text:style-name="T8">&lt;</text:span><text:span text:style-name="T22">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22">Нужен ли тут самолёт? Нужен артефакт из Fallout Equestria - летучий корабль</text:span>?<text:span text:style-name="T8">&gt;</text:span></text:p>
      <text:p text:style-name="P2">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text:soft-page-break/>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8">– </text:span>Схватил бы за крыло <text:span text:style-name="T8">—</text:span> я бы не вырвался.</text:p>
      <text:p text:style-name="P2">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oft-page-break/><text:span text:style-name="T8">–</text:span> Да, Силк Мэйн, в неопасное.</text:p>
      <text:p text:style-name="P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8">–</text:span> Силк, не волнуйся, если будет опасно, мы сразу же повернём. (И пойдём другой дорогой <text:span text:style-name="T8">—</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48"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8">&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2"><text:span text:style-name="T8">&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2"/>
      <text:p text:style-name="P2"/>
      <text:p text:style-name="P2"/>
      <text:p text:style-name="P2"><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text:soft-page-break/>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0"/>
      <text:p text:style-name="P54">Она вытянула шею и начала по очереди сгибать-разгибать ноги, разминая суставы.</text:p>
      <text:p text:style-name="P54"><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48" text:outline-level="2">В библиотеке замка Селестии</text:h>
      <text:p text:style-name="P97"/>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text:soft-page-break/>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8">&lt;</text:span><text:span text:style-name="T22">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22">название библиотеки</text:span><text:span text:style-name="T8">&gt;</text:span>, пытаясь найти хоть какую-нибудь зацепку. Но всё тщётно.</text:p>
      <text:p text:style-name="P2">Если верить заклинанию, я <text:span text:style-name="T8">—</text:span> внешняя сила, и если меня хорошо попросить <text:span text:style-name="T8">&lt;</text:span><text:span text:style-name="T22">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48" text:outline-level="2">Понивилль</text:h>
      <text:p text:style-name="P2"/>
      <text:h text:style-name="P148"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oft-page-break/><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text:soft-page-break/>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3"/>
      <text:h text:style-name="P148" text:outline-level="2">Первый сеанс двойного сна. Рэрити</text:h>
      <text:p text:style-name="P2"/>
      <text:p text:style-name="P2"><text:span text:style-name="T8">&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2">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pan text:style-name="T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text:soft-page-break/>придавало Рэрити неожиданный шарм.</text:p>
      <text:p text:style-name="P2"><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48" text:outline-level="2">Сон Макса</text:h>
      <text:p text:style-name="P97"/>
      <text:p text:style-name="P2"><text:span text:style-name="T8">&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7">–</text:span><text:span text:style-name="T22"> Готова, </text:span><text:span text:style-name="T27">–</text:span><text:span text:style-name="T22"> процедила она.</text:span><text:span text:style-name="T8">&gt;</text:span></text:p>
      <text:p text:style-name="P4">***</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oft-page-break/><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48"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pan text:style-name="T8">–</text:span> Устал? <text:span text:style-name="T8">–</text:span> <text:span text:style-name="T1">у</text:span>частливо спросила Пинки.</text:p>
      <text:p text:style-name="P2"><text:span text:style-name="T8">–</text:span> Да, немного. Знаешь ли, для того образа жизни, что я вёл раньше, три часа быстрой ходьбы без <text:soft-page-break/>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pan text:style-name="T8">–</text:span> А какой у тебя был образ жизни?</text:p>
      <text:p text:style-name="P2"><text:span text:style-name="T8">–</text:span> В основном, <text:span text:style-name="T1">э</text:span>сидячий.</text:p>
      <text:p text:style-name="P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8">&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2"/>
      <text:h text:style-name="P148"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2"><text:span text:style-name="T8">–</text:span> Пошли, Рэйнбоу Дэш. А куда?</text:p>
      <text:p text:style-name="P2"><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pan text:style-name="T8">–</text:span> К <text:span text:style-name="T8">&lt;</text:span><text:span text:style-name="T22">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8">–</text:span> Макс, <text:span text:style-name="T8">–</text:span> нарушила молчание Дэш, <text:span text:style-name="T8">–</text:span> тебе никогда не приходило в голову, что некоторые вещи, <text:soft-page-break/>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pan text:style-name="T8">&lt;</text:span><text:span text:style-name="T22">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pan text:style-name="T8">–</text:span> Ты про руки, что ли? Смогу. А зачем?</text:p>
      <text:p text:style-name="P2"><text:span text:style-name="T8">–</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oft-page-break/><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8">&lt;</text:span><text:span text:style-name="T22">Дэш расплачивается за Макса в кафе. Когда тот спрашивает, почему она и Пинки платят за него, Дэш, вместо ответа, говорит:</text:span></text:p>
      <text:p text:style-name="P2"><text:span text:style-name="T27">–</text:span><text:span text:style-name="T22"> Пинки? </text:span><text:span text:style-name="T27">–</text:span><text:span text:style-name="T22"> Дэш сморщила нос. </text:span><text:span text:style-name="T27">–</text:span><text:span text:style-name="T22"> Я скажу ей, чтоб больше не </text:span><text:span text:style-name="T27">платила.</text:span><text:span text:style-name="T8">&gt;</text:span></text:p>
      <text:p text:style-name="P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8">–</text:span> Ф-р-р-р. Тьфу! Бр-р-р.</text:p>
      <text:p text:style-name="P2">Дэш выплюнула меня на берег и сама упала рядом.</text:p>
      <text:p text:style-name="P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text:soft-page-break/>мне они нравятся. Так что всё в порядке. Не бери в голову и расслабься.</text:p>
      <text:p text:style-name="P2"><text:span text:style-name="T8">&lt;</text:span><text:span text:style-name="T22">В Кантерлоте Макс присутствует на церемонии прощания с Кимеринном</text:span><text:span text:style-name="T8">&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8">–</text:span> Как тут…</text:p>
      <text:p text:style-name="P2"><text:span text:style-name="T8">–</text:span> Красиво, правда? <text:span text:style-name="T8">–</text:span> Дэш отследила мой взгляд и кивнула.</text:p>
      <text:p text:style-name="P2"><text:span text:style-name="T8">–</text:span> Красиво <text:span text:style-name="T1">—</text:span> это не то <text:span text:style-name="T1">чувство</text:span>. Тут чудесно! Просто слов нет…</text:p>
      <text:p text:style-name="P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pan text:style-name="T8">–</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oft-page-break/><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pan text:style-name="T8">–</text:span> Ну и?</text:p>
      <text:p text:style-name="P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8">–</text:span> А какой смысл в этом правиле? Какую цель оно преследует?</text:p>
      <text:p text:style-name="P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7">zxcbzxcvb</text:span><text:span text:style-name="T8">&gt;</text:span>.</text:p>
      <text:p text:style-name="P2">Я не ответил.</text:p>
      <text:p text:style-name="P2">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2">Вдоволь отсмеявшись, Дэш ткнула меня носом в грудь и спросила:</text:p>
      <text:p text:style-name="P2"><text:span text:style-name="T8">–</text:span> И?</text:p>
      <text:p text:style-name="P2"><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oft-page-break/><text:span text:style-name="T8">–</text:span> Да ничего… Не бери в голову.</text:p>
      <text:p text:style-name="P2"><text:span text:style-name="T8">–</text:span> А я хочу брать! Какой ты всё-таки… <text:span text:style-name="T8">–</text:span> Дэш встала, потянувшись сначала передней половиной, потом задней.</text:p>
      <text:p text:style-name="P2"><text:span text:style-name="T8">–</text:span> Какой?</text:p>
      <text:p text:style-name="P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8">–</text:span> Дэш, ты..?</text:p>
      <text:p text:style-name="P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pan text:style-name="T8">–</text:span> А что это за дикие единороги?</text:p>
      <text:p text:style-name="P2"><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pan text:style-name="T8">–</text:span> Что ж, спасибо, что просветила. Однако…</text:p>
      <text:p text:style-name="P2"><text:span text:style-name="T8">–</text:span> Что?</text:p>
      <text:p text:style-name="P2"><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text:soft-page-break/>анатомия.</text:p>
      <text:p text:style-name="P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pan text:style-name="T8">&lt;</text:span><text:span text:style-name="T22">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
      <text:p text:style-name="P97"/>
      <text:p text:style-name="P97"><text:soft-page-break/></text:p>
      <text:p text:style-name="P97"/>
      <text:p text:style-name="P97"/>
      <text:p text:style-name="P2"><text:span text:style-name="T8">&lt;</text:span><text:span text:style-name="T22">Подходя к замку Принцесс, Дэш рассказывает Максу обо сне, который она утаила - с Леро.</text:span><text:span text:style-name="T8">&gt;</text:span> </text:p>
      <text:p text:style-name="P2"><text:span text:style-name="T8">&lt;</text:span><text:span text:style-name="T22">Кто следующий готов рассказывать?</text:span></text:p>
      <text:p text:style-name="P32">Пинки дёрнулась на месте, но промолчала.</text:p>
      <text:p text:style-name="P2"><text:span text:style-name="T27">–</text:span><text:span text:style-name="T22"> Я расскажу, - шагнула вперёд радужная пегаска. </text:span><text:span text:style-name="T27">–</text:span><text:span text:style-name="T22"> Хотя вряд ли ты узнаешь что-то полезное. Там галиматья какая-то…</text:span><text:span text:style-name="T8">&gt;</text:span></text:p>
      <text:p text:style-name="P2"><text:span text:style-name="T8">&lt;</text:span><text:span text:style-name="T22">После рассказа РД рассказывает Пинки. При расказе становится ясно её безумие </text:span><text:span text:style-name="T27">—</text:span><text:span text:style-name="T22"> она становится Пинкаминой из-за её сна </text:span><text:span text:style-name="T27">—</text:span><text:span text:style-name="T22"> “Кексиков”. Также она видит во сне центр Эгрегора Эквестрии </text:span><text:span text:style-name="T27">—</text:span><text:span text:style-name="T22"> Селестию. И она видит, как Селестия превращается в набор цифр и уходит в экран </text:span><text:span text:style-name="T27">—</text:span><text:span text:style-name="T22"> в мир Терры.</text:span></text:p>
      <text:p text:style-name="P32">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2">В мире Терры они ищут Селестию. В конце-концов Макс находит её в кибермозге </text:span><text:span text:style-name="T27">—</text:span><text:span text:style-name="T2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7">—</text:span><text:span text:style-name="T22"> Эгрегором Эквестрии. После чего пееренос на Землю на 10 лет назад. Начало написания “Последнего фанфика”.</text:span><text:span text:style-name="T8">&gt;</text:span></text:p>
      <text:p text:style-name="P15"/>
      <text:p text:style-name="P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2"/>
      <text:h text:style-name="P148" text:outline-level="2"/>
      <text:p text:style-name="P4">***</text:p>
      <text:p text:style-name="P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2"><text:span text:style-name="T8">–</text:span> Что такое “рекурсивный сон”?</text:p>
      <text:p text:style-name="P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2"/>
      <text:h text:style-name="P148"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8">–</text:span> И в твоём мире нет пони-пегасов и пони-единорогов? Есть только земнопони? <text:span text:style-name="T8">–</text:span> допытывалась РД.</text:p>
      <text:p text:style-name="P2"><text:span text:style-name="T8">–</text:span> По большому счёту, земнопони тоже нет. Наши пони и лошади неразумны. И в них нет ни капли магии…</text:p>
      <text:p text:style-name="P2"><text:soft-page-break/>Мы с <text:span text:style-name="T1">Дэш</text:span> допивали кофе в cкафе <text:span text:style-name="T8">&lt;</text:span><text:span text:style-name="T23">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8">–</text:span> Ну хорошо, а кто вами правит? Аликорн? Драконикус? Какой-нибудь человек с рогом во лбу? Или у вас нет правителя?</text:p>
      <text:p text:style-name="P2"><text:span text:style-name="T8">–</text:span> Нет, почему? Правитель есть. Только он не постоянный. Его избирают. Раз в несколько лет.</text:p>
      <text:p text:style-name="P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3">изменить причину удивления</text:span><text:span text:style-name="T8">&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8">–</text:span> Хм. Узнаю походку Твайлайт. Что-то случилось. <text:span text:style-name="T8">–</text:span> заметила <text:span text:style-name="T1">пегаска</text:span>.</text:p>
      <text:p text:style-name="P2">И впрямь, на запыхавшейся единорожке лица не было.</text:p>
      <text:p text:style-name="P2"><text:span text:style-name="T8">–</text:span> Она исчезла!!! <text:span text:style-name="T8">–</text:span> Твайлайт не могла отдышаться.</text:p>
      <text:p text:style-name="P2"><text:span text:style-name="T8">–</text:span> Кто <text:span text:style-name="T1">—</text:span> она??? <text:span text:style-name="T8">–</text:span> <text:span text:style-name="T1">х</text:span>ором воскликнули мы и переглянулись.</text:p>
      <text:p text:style-name="P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2"><text:span text:style-name="T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8">–</text:span> Не могу ничем помочь. Я знаю не больше твоего.</text:p>
      <text:p text:style-name="P2">Луна как будто ожидала такой ответ.</text:p>
      <text:p text:style-name="P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2"><text:span text:style-name="T8">–</text:span> Приложу все усилия, Ваше Высочество. Но мне понадобится провести некоторое время в библиотеке Кантерлота.</text:p>
      <text:p text:style-name="P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48" text:outline-level="2"><text:soft-page-break/>Поиск решения</text:h>
      <text:p text:style-name="P97"/>
      <text:p text:style-name="P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3">Луна приносит в жертву свою кровь, чтобы путешествие к замку прошло без потерь. Жертва не принимается — Дэш погибает</text:span>&gt;</text:p>
      <text:p text:style-name="P2"><text:span text:style-name="T8">&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15"/>
      <text:p text:style-name="P2"><text:soft-page-break/><text:span text:style-name="T8">&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2"> Луна создаёт обратный коридор в срок.</text:span><text:span text:style-name="T8">&gt;</text:span></text:p>
      <text:p text:style-name="P2"/>
      <text:h text:style-name="P148"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8">—</text:span> виднелось под листвой плюща.</text:p>
      <text:p text:style-name="P2">“Откуда здесь взялся рухнувший Боинг?” <text:span text:style-name="T8">&lt;</text:span><text:span text:style-name="T23">Дуглас </text:span><text:span text:style-name="T27">—</text:span><text:span text:style-name="T23"> </text:span><text:span text:style-name="T27">DC-3</text:span><text:span text:style-name="T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8">&lt;</text:span><text:span text:style-name="T22">высоко летать нельзя из-за молний</text:span><text:span text:style-name="T8">&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text:soft-page-break/>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22">двухмесячной</text:span><text:span text:style-name="T8">&gt;</text:span> давности осталось лишь направление движения.</text:p>
      <text:p text:style-name="P2">И опять, как <text:span text:style-name="T8">&lt;</text:span><text:span text:style-name="T22">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oft-page-break/><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text:soft-page-break/>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22">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8">&lt;</text:span><text:span text:style-name="T22">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text:soft-page-break/>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2"/>
      <text:h text:style-name="P148"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8">&lt;</text:span><text:span text:style-name="T22">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48" text:outline-level="2">Поиски</text:h>
      <text:p text:style-name="P2"/>
      <text:p text:style-name="P2"><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8">&gt;</text:span>\Привет, Нексус. Это Макс.</text:p>
      <text:p text:style-name="P2"><text:span text:style-name="T8">&lt;\</text:span>Привет, Макс. Рад тебя видеть.</text:p>
      <text:p text:style-name="P23">Хм. Блок эмоций? Или просто модификация стандартного приветствия?</text:p>
      <text:p text:style-name="P2"><text:span text:style-name="T8">&gt;\</text:span>Нексус, отключи память событий за последнюю неделю.</text:p>
      <text:p text:style-name="P2"><text:span text:style-name="T8">&lt;\</text:span>Выполнено, Макс.</text:p>
      <text:p text:style-name="P2"><text:span text:style-name="T8">&gt;</text:span>\Задача по корпоративной логике. Выдай наиболее оптимальное решение.</text:p>
      <text:p text:style-name="P2"><text:span text:style-name="T8">&lt;\</text:span>Жду с нетерпением, Макс.</text:p>
      <text:p text:style-name="P2"><text:span text:style-name="T8">&gt;\</text:span>Постановка задачи.</text:p>
      <text:p text:style-name="P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8">&gt;\</text:span>Ограничения.</text:p>
      <text:p text:style-name="P2"><text:span text:style-name="T8">&gt;\</text:span>Ты не можешь подать в суд на компанию Б и ждать результатов, так как за время разбирательства компания А обанкротится.</text:p>
      <text:p text:style-name="P2"><text:span text:style-name="T8">&gt;\</text:span>Задание.</text:p>
      <text:p text:style-name="P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8">&lt;\</text:span>Задача принята...</text:p>
      <text:p text:style-name="P2"><text:span text:style-name="T8">&lt;\</text:span>...</text:p>
      <text:p text:style-name="P2"><text:span text:style-name="T8">&lt;\</text:span>...</text:p>
      <text:p text:style-name="P2"><text:span text:style-name="T8">&lt;\</text:span>Решение:</text:p>
      <text:p text:style-name="P2"><text:span text:style-name="T8">&lt;\&lt;</text:span><text:span text:style-name="T22">Не следует противопоставлять злу ещё большее зло - это только усилит его — </text:span><text:span text:style-name="T23">кодовая фраза</text:span><text:span text:style-name="T2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8">&lt;</text:span><text:span text:style-name="T22">трёх</text:span><text:span text:style-name="T8">&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text:soft-page-break/>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8">&lt;</text:span><text:span text:style-name="T22">три месяца</text:span><text:span text:style-name="T8">&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8">&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48" text:outline-level="2">Безнадёжность</text:h>
      <text:p text:style-name="P15">&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22">расширить</text:span><text:span text:style-name="T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22">расширить</text:span><text:span text:style-name="T8">&gt;</text:span>.</text:p>
      <text:p text:style-name="P2">В эти же дни у меня началась полоса чёрного невезения. Два раза меня чуть не сбила машина. Один <text:soft-page-break/>раз мне чудом удалось оторваться от гопников <text:span text:style-name="T8">&lt;</text:span><text:span text:style-name="T22">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22">пять</text:span><text:span text:style-name="T8">&gt;</text:span>длинную прореху в куртке, <text:span text:style-name="T8">&lt;</text:span><text:span text:style-name="T22">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22">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8">&lt;</text:span><text:span text:style-name="T22">подать фонарь под другим сосусом</text:span><text:span text:style-name="T8">&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22">уменьшить подозрения — о них должен догадаться Макс</text:span><text:span text:style-name="T8">&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22">улучшить</text:span><text:span text:style-name="T8">&gt;</text:span>. А тот случай, когда мне пришлось зашивать тебе куртку после нападения убийц <text:span text:style-name="T8">&lt;</text:span><text:span text:style-name="T22">клоунов/санта-клаусов</text:span><text:span text:style-name="T8">&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48" text:outline-level="2">След?</text:h>
      <text:p text:style-name="P97"/>
      <text:p text:style-name="P2"><text:span text:style-name="T8">&lt;</text:span><text:span text:style-name="T22">сначала эпизод - проверка сумки в серверной</text:span><text:span text:style-name="T8">&gt;</text:span></text:p>
      <text:p text:style-name="P2"><text:span text:style-name="T8">&lt;</text:span><text:span text:style-name="T2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text:soft-page-break/>– Анджела, можно тебя на секундочку?</text:p>
      <text:p text:style-name="P2">– Да? – Она захлопнула книгу <text:span text:style-name="T8">&lt;</text:span><text:span text:style-name="T22">“Последний Единорог” Питера Бигла</text:span><text:span text:style-name="T8">&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8">&lt;</text:span><text:span text:style-name="T22">расширить. Перед кафешкой - диалог с Флатти и ЭйДжей. Все думают, что наконец-то нашли Селестию. Все ликуют</text:span><text:span text:style-name="T8">&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8">&lt;</text:span><text:span text:style-name="T22">Расширить сцену в кафе. Ожидание, подьём и… падение ожиданий</text:span><text:span text:style-name="T8">&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text:soft-page-break/>–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8">&lt;</text:span><text:span text:style-name="T22">упомянуть болезнь Флатти в соответствующем разделе</text:span><text:span text:style-name="T8">&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text:soft-page-break/>–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48" text:outline-level="2">Озарение</text:h>
      <text:p text:style-name="P2"/>
      <text:p text:style-name="P2"><text:span text:style-name="T8">&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79"/>
      <text:p text:style-name="P8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9"/>
      <text:p text:style-name="P75">Разговор не клеился.</text:p>
      <text:p text:style-name="P7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9"><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9"><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9"><text:span text:style-name="T8">– </text:span>Ну хорошо. Убедила. В конце-концов, можем поступить так. Вы с Флатти вернётесь обратно а я продолжу поиски здесь.</text:p>
      <text:p text:style-name="P79"><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79"><text:soft-page-break/><text:span text:style-name="T8">– </text:span>Вы можете связываться со мной раз в месяц по коридору.</text:p>
      <text:p text:style-name="P79"><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9"><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9">Эпплджек недоверчиво хмыкнула.</text:p>
      <text:p text:style-name="P79"><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9"><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9"><text:span text:style-name="T8">– </text:span>Конечно оставаться. Кто ещё, кроме нас, может найти её?</text:p>
      <text:p text:style-name="P79"><text:span text:style-name="T8">– </text:span>Я думал, ты не сможешь оставить Энджела и всех остальных надолго.</text:p>
      <text:p text:style-name="P79"><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4"><text:span text:style-name="T8">– </text:span>Извини, Флаттершай, забылся.</text:p>
      <text:p text:style-name="P84"><text:span text:style-name="T8">– </text:span>Та ладно, я ж не против, – возразила Эпплджек. – Не парься, Флатти. Было б хуже, если б он <text:s/>назвал меня Эпплджек на людях.</text:p>
      <text:p text:style-name="P84"><text:span text:style-name="T8">– </text:span>Ты так... – запнулась Флаттершай. – Так быстро забыла свою ферму. И...</text:p>
      <text:p text:style-name="P84"><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4"><text:span text:style-name="T8">– </text:span>Как ты можешь так говорить? – расплакалась Флаттершай.</text:p>
      <text:p text:style-name="P84"><text:span text:style-name="T8">– </text:span>Эй, девушки, не ссорьтесь! Мы — одна команда! И надеюсь, останемся ею и в дальнейшем. </text:p>
      <text:list xml:id="list8063542293813359085" text:style-name="L5">
        <text:list-header>
          <text:p text:style-name="P13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4"><text:span text:style-name="T8">– </text:span>А если нет? – Эпплджек смотрела мне мне прямо в глаза.</text:p>
      <text:list xml:id="list190643535936002" text:continue-numbering="true" text:style-name="L5">
        <text:list-header>
          <text:p text:style-name="P139">Я молча пожал плечами. Эпплджек уверенно продолжила.</text:p>
        </text:list-header>
      </text:list>
      <text:p text:style-name="P84"><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4"><text:span text:style-name="T8">– </text:span>Спасибо, ЭйДжей.</text:p>
      <text:p text:style-name="P84"><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0643453756443" text:continue-numbering="true" text:style-name="L5">
        <text:list-header>
          <text:p text:style-name="P139">Флаттершай пробормотала нечто, показавшееся мне знакомым.</text:p>
        </text:list-header>
      </text:list>
      <text:p text:style-name="P84"><text:span text:style-name="T8">– </text:span>Флатти, ты что-то сказала? Я не расслышал.</text:p>
      <text:p text:style-name="P84"><text:span text:style-name="T8">– </text:span>Намерение Изменяет Реальность.</text:p>
      <text:p text:style-name="P84"><text:span text:style-name="T8">– </text:span>Эээ. А где ты слышала эту фразу, если не секрет?</text:p>
      <text:p text:style-name="P84"><text:soft-page-break/><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0643098532903" text:continue-numbering="true" text:style-name="L5">
        <text:list-header>
          <text:p text:style-name="P139">У меня как будто вспыхнула лампочка в мозгу. Кирпичики быстро выстраивались в целостную картину. Я ринулся в прихожую.</text:p>
        </text:list-header>
      </text:list>
      <text:p text:style-name="P84"><text:span text:style-name="T8">– </text:span>Флатти, ЭйДжей, буду через час. Ждите!</text:p>
      <text:p text:style-name="P79"/>
      <text:h text:style-name="P147" text:outline-level="2">Почти.</text:h>
      <text:p text:style-name="P94"/>
      <text:p text:style-name="P84">В офисе меня встретил лыбящийся Стас.</text:p>
      <text:p text:style-name="P8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4">Я уставился на Стаса и он, захлёбываясь от торопливости, начал <text:span text:style-name="T8">расказывать</text:span>.</text:p>
      <text:p text:style-name="P8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4">– Ты его уничтожил?</text:p>
      <text:p text:style-name="P84">– Кого?</text:p>
      <text:p text:style-name="P84">– Этический модуль. Селестию.</text:p>
      <text:p text:style-name="P8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4">– Ты его уничтожил?</text:p>
      <text:p text:style-name="P8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4">– То есть, на домашнем компьютере Влада модуль работает и дальше?</text:p>
      <text:p text:style-name="P84">– Ага. К нему-то у меня доступа нету. Но в кластер к Нексусу он больше не пролезет.</text:p>
      <text:p text:style-name="P84">– Спасибо, Стас. Ты молодец.</text:p>
      <text:p text:style-name="P84">Ниточка, чуть было не прервавшаяся в офисе, повела в квартиру Влада.</text:p>
      <text:p text:style-name="P84"/>
      <text:h text:style-name="P147" text:outline-level="2">Дискорд</text:h>
      <text:p text:style-name="P97"/>
      <text:p text:style-name="P94">Девушки поспешно собирались, пока я растолковывал им задачу.</text:p>
      <text:p text:style-name="P94"><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4"><text:span text:style-name="T8">– </text:span>Это тот твой приятель, который разбился с полгода назад? – спросила Эпплджек.</text:p>
      <text:p text:style-name="P94"><text:span text:style-name="T8">– </text:span>Да, это он.</text:p>
      <text:p text:style-name="P94"><text:soft-page-break/><text:span text:style-name="T8">– </text:span>А как мы попадём в его квартиру? Там сейчас кто-то живёт? – Флаттершай прыгала на одной ноге, натягивая кед.</text:p>
      <text:p text:style-name="P94"><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5">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22">Плохо написано!</text:span><text:span text:style-name="T8">&gt;</text:span></text:p>
      <text:p text:style-name="P95">Я поднёс брелок пропуска к домофону, но дверь подъезда не открылась. Замигала красная лампочка и зажужжал зуммер.</text:p>
      <text:p text:style-name="P95">Я выругался.</text:p>
      <text:p text:style-name="P95"><text:span text:style-name="T8">– </text:span>Макс, что случилось? У нас проблемы?</text:p>
      <text:p text:style-name="P95"><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5"><text:span text:style-name="T8">– </text:span>Так что, будем ломать дверь? – Эпплджек критически осмотрелась, подмечая бабулек на лавочке и зевак во внутреннем скверике.</text:p>
      <text:p text:style-name="P95"><text:span text:style-name="T8">– </text:span>Нет нужды. Лучше станьте-ка сзади меня так, чтобы заслонить от этих бабулек и от вооон той камеры наблюдения.</text:p>
      <text:list xml:id="list5564161443754781756" text:style-name="L6">
        <text:list-header>
          <text:p text:style-name="P14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4">Раздался лёгкий «кряк» и дверь подалась.</text:p>
      <text:p text:style-name="P118"><text:span text:style-name="T8">– </text:span>Девушки, заходим.</text:p>
      <text:p text:style-name="P7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4">Прихожая встретила нас толстым слоем пыли. Мы тихонько прошли внутрь и я закрыл дверь изнутри.</text:p>
      <text:p text:style-name="P79"><text:span text:style-name="T1">Компьютер</text:span> стоял там же, где и обычно <text:span text:style-name="T1">— в личном кабинете Влада на столе у окна.</text:span></text:p>
      <text:p text:style-name="P118"><text:span text:style-name="T8">– </text:span>Макс, тут окно разбито! И верёвка какая-то висит. – крикнула Флаттершай из кухни.</text:p>
      <text:p text:style-name="P118"><text:span text:style-name="T8">– </text:span>Оставь, Флатти, не сейчас! – отмахнулся я.</text:p>
      <text:p text:style-name="P125">Лампочка питания на ноутбуке горела, <text:s/>но подключенный монитор оставался тёмным. Я постучал по пробелу, но безрезультатно.</text:p>
      <text:p text:style-name="P118"><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18"><text:span text:style-name="T8">– </text:span>Монитор выключен. – <text:s/>раздалось из угла. Кресло с высокой спинкой повернулось, открыв нашим взорам Дискорда. </text:p>
      <text:p text:style-name="P11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8">Он приподнял панамку, дурашливо здороваясь.</text:p>
      <text:p text:style-name="P118"><text:span text:style-name="T8">– </text:span>Оп-па! – пробормотала Эпплджек. – Нежданчик!</text:p>
      <text:p text:style-name="P118"><text:span text:style-name="T8">– </text:span>Ты, я вижу, времени не терял, – моя рука под прикрытием стола медленно тянулась к тяжёлой фарфоровой кружке, стоящей на краю.</text:p>
      <text:p text:style-name="P98"><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8"><text:span text:style-name="T8">– </text:span>А почему ты вообще решил искать нас тут? – спросила Эпплджек. – Приехал бы домой. Мы б тебя чаем напоили.</text:p>
      <text:p text:style-name="P98"><text:span text:style-name="T8">– </text:span>Видишь ли, дорогая Эй-Джей, я с самого начала знал, где находится наша уважаемая принцесса, а времени в обрез, так что...</text:p>
      <text:p text:style-name="P106">В проёме дверей появилась Флаттершай.</text:p>
      <text:p text:style-name="P98"><text:span text:style-name="T8">– </text:span>С кем это вы тут разговариваете?</text:p>
      <text:list xml:id="list7388962115203126654" text:style-name="L7">
        <text:list-header>
          <text:p text:style-name="P14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6">Оглушённый Дискорд попытался было отъехать на кресле в сторону, но я припёр его стулом к стенке.</text:p>
      <text:p text:style-name="P98">– Жанна, Флатти, хватайте ноут и на выход! Я с ним разберусь! Не теряйте вре...!</text:p>
      <text:p text:style-name="P98">– ТЫ ИДИО...!!!</text:p>
      <text:p text:style-name="P98">Дискорд <text:s/>зорал одновременно со мной, прикрываясь от меня руками, когда раздался оглушительный</text:p>
      <text:p text:style-name="P98">...</text:p>
      <text:p text:style-name="P99">БАХ!!!</text:p>
      <text:p text:style-name="P98">…</text:p>
      <text:p text:style-name="P9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8">На лице Дискорда появилось удивлённо-мечтательное выражение и он вырубился.</text:p>
      <text:p text:style-name="P118"/>
      <text:h text:style-name="P148" text:outline-level="2"><text:soft-page-break/>Селестия</text:h>
      <text:p text:style-name="P118"/>
      <text:p text:style-name="P9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8">Включенный монитор показал схематическое изображение Селестиии, </text:p>
      <text:p text:style-name="P119">&gt;\<text:span text:style-name="T1">Привет, Селестия. Это Макс. Как себя чувствуешь?</text:span></text:p>
      <text:p text:style-name="P119">&lt;\<text:span text:style-name="T1">Макс? МАКС??? МА-А-А-АКС!!! НАКОНЕЦ-ТО! КАК Я РАДА ТЕБЯ СЛЫШАТЬ! </text:span></text:p>
      <text:p text:style-name="P119">&gt;\<text:span text:style-name="T1">Я рад, что нашёл тебя, Тия.</text:span></text:p>
      <text:p text:style-name="P11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9">&gt;\<text:span text:style-name="T1">Тия, я сейчас подключу микрофон и колонки, и мы сможем общаться более удобно.</text:span></text:p>
      <text:p text:style-name="P118">…</text:p>
      <text:p text:style-name="P118">– Привет опять. Как ты меня слышишь?</text:p>
      <text:p text:style-name="P11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9">– <text:span text:style-name="T1">Могу себе представить. Как-то раз я провёл три часа камере сенсорной депривации. Мне не понравилось.</text:span></text:p>
      <text:p text:style-name="P118">– Эммм... Ваше Высочество, вы в порядке? Мы так рады, что наконец-то нашли Вас! – вклинилась в разговор Эпплджек.</text:p>
      <text:p text:style-name="P118">– Кто тут? Макс, кто ещё с тобой?</text:p>
      <text:p text:style-name="P119"><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9">– <text:span text:style-name="T1">Девочки? Я рада вас слышать. А Твайлайт нет рядом?</text:span></text:p>
      <text:p text:style-name="P11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8">При этих словах Дискорд замычал и задёргался. Эпплджек нахмурилась и проверила верёвки, привязывающие его к спинке стула.</text:p>
      <text:p text:style-name="P11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8">– Ноутбук — так называется место, где я нахожусь сейчас? А кто это мычит?</text:p>
      <text:p text:style-name="P11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8">– О, духи предков, но зачем??? Почему у него кляп во рту?</text:p>
      <text:p text:style-name="P118">– Мы связали его. Он нас предал. И тебя. И Эквестрию. Всех.</text:p>
      <text:p text:style-name="P118">При этих словах Эпплджек и Флаттершай непонимающе уставились на меня, а Дискорд протестующе замычал.</text:p>
      <text:p text:style-name="P118">Я начал рассказывать о своих догадках, и непонимающее выражение на лицах девушек сменилось удивлением.</text:p>
      <text:p text:style-name="P11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8"><text:soft-page-break/>– А зачем тогда ты приложила его книгой? – непонимающе уставился я на неё.</text:p>
      <text:p text:style-name="P118">– Потому что ты напал на него. Я и подумала — тебе виднее. И подсобила.</text:p>
      <text:p text:style-name="P118">Флаттершай отрицающе мотнула головой.</text:p>
      <text:p text:style-name="P118">– Не может Дискорд быть предателем. Он мой друг.</text:p>
      <text:p text:style-name="P118">Дискорд благодарственно замычал и закивал головой.</text:p>
      <text:p text:style-name="P11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8">Дискорд завёл глаза на лоб и обречённо завыл.</text:p>
      <text:p text:style-name="P118">– Макс, постой. Дай мне поговорить с ним. – сказала Селестия. – Не могу поверить, что Дискорд на такое пошёл.</text:p>
      <text:p text:style-name="P118">– Ну хорошо. Поговори. Послушаем, что он скажет.</text:p>
      <text:p text:style-name="P118">Я красноречиво покачал кулак перед его носом и вытащил кляп.</text:p>
      <text:p text:style-name="P118">...</text:p>
      <text:p text:style-name="P107">– Ффы, тьфу, пффф, пфу! <text:span text:style-name="T8">&lt;</text:span><text:span text:style-name="T22">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07">– Это я-то устраиваю цирк?!! ДА ТЫ НА СЕБЯ ПОСМОТРИ, КЛОУН!!! На людей кидаешься, чашками бросаешься, вон, мне нос разбил! Дерёшься...</text:p>
      <text:p text:style-name="P107">Я угрожающе поднёс тряпку к лицу Дискорда.</text:p>
      <text:p text:style-name="P107">– Ещё одно слово в таком тоне, и ты заткнёшься, а мы уйдём в Эквестрию без тебя!</text:p>
      <text:p text:style-name="P10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7">Дискорд демонстративно закрыл рот и посвистывая уставился в потолок.</text:p>
      <text:p text:style-name="P107">Разговор зашёл в тупик.</text:p>
      <text:p text:style-name="P110"/>
      <text:p text:style-name="P111">На мониторе высветился текст:</text:p>
      <text:p text:style-name="P11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1"/>
      <text:p text:style-name="P111">Из колонок послышался лёгкий шорох.</text:p>
      <text:p text:style-name="P107">– Дик, сейчас не время для ссор. – голос Селестии был мягким, но настойчивым. – Мы в одной лодке.</text:p>
      <text:p text:style-name="P107">– Тебе легко говорить! Тебе не разбивали нос и не оскорбляли угрозами!</text:p>
      <text:p text:style-name="P107">– Ты должен понимать, что у Макса были все основания так себя вести. Твоё поведение вызвало подозрения у него, ведь он мало тебя знает. </text:p>
      <text:p text:style-name="P107">К уговорам Селестии присоединилась Флаттершай.</text:p>
      <text:p text:style-name="P107">– Дискорд, миленький, прости его. Макс хороший. Он просто не знал, что ты тоже хороший...</text:p>
      <text:p text:style-name="P107">У Дискорда покраснели уши и он засмущался и заворчал.</text:p>
      <text:p text:style-name="P107">– Ну ладно, чего уж там. Успокойтесь... Разумеется, я скажу... Я не меньше вашего заинтересован в <text:soft-page-break/>благополучии Эквестрии. Просто у меня есть достоинство, которое я ни одному дятлу не позволю унижать. – тут он яростно зыркнул на меня.</text:p>
      <text:p text:style-name="P107">Я пропустил «дятла» мимо ушей.</text:p>
      <text:p text:style-name="P11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8">***</text:p>
      <text:p text:style-name="P10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7">Потому разбрасываться такой возможностью не стоит. Если уж тебе повезло оказаться в новом мире — исследуй его сполна!..</text:p>
      <text:p text:style-name="P108">***</text:p>
      <text:p text:style-name="P113">&lt;<text:span text:style-name="T23">сюда можно вставить похождения Дискорда — вторая неопубликованная глава. Первая — секс с Селестией</text:span>&gt;</text:p>
      <text:p text:style-name="P108">***</text:p>
      <text:p text:style-name="P111">– Развяжите мне, наконец, руки! Или хотя бы одну. Плечами жестикулировать неудобно.... </text:p>
      <text:p text:style-name="P111">Я развязал Дискорду левую руку.</text:p>
      <text:p text:style-name="P11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1">Дискорд принялся разминать затёкшее запястье.</text:p>
      <text:p text:style-name="P11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1">– Какое письмо, Корди? – вскинулась до этого зачарованно слушавшая Дискорда Флаттершай.</text:p>
      <text:p text:style-name="P111">– Ну ваше же! Вы с Эпплджек написали мне о своих мытарствах тут. Вежливо так написали, спасибо...</text:p>
      <text:p text:style-name="P111">Флаттершай покрылась пунцовыми пятнами.</text:p>
      <text:p text:style-name="P111">– Я... Мы... – тут она совсем стушевалась.</text:p>
      <text:p text:style-name="P111">– Так а почему ты сказал, что никто не уйдёт в Эквестрию? – наконец перебила Дискорда скучавшая до этого Эпплджек.</text:p>
      <text:p text:style-name="P111">Дискорд уставился на неё долгим взглядом, а потом хлопнул себя по лбу.</text:p>
      <text:p text:style-name="P111">– Аааа, ну да, совсем забыл!!! Хорошо, что напомнила! Видишь ли, не так давно я заметил, что сутки <text:soft-page-break/>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1">– И что? – продолжила его мысль Эпплджек.</text:p>
      <text:p text:style-name="P111">– Эквестрийские <text:span text:style-name="T8">&lt;</text:span><text:span text:style-name="T22">три месяца</text:span><text:span text:style-name="T8">&gt;</text:span> КО-РО-ЧЕ местных. – с нажимом повторил Дискорд. – По моим подсчётам, на два дня.</text:p>
      <text:p text:style-name="P111">– И?!! – до меня уже дошло, но Эпплджек продолжала тупить.</text:p>
      <text:p text:style-name="P111">– Короче, времени у нас осталось что-то около пятнадцати минут. Или около того. – заявил Дискорд, поднеся к глазам запястье с массивными часами.</text:p>
      <text:p text:style-name="P111">– СКОЛЬКО??? – воскликнули хором я и девушки.</text:p>
      <text:p text:style-name="P111">Дискорд открыл было рот, но его слова заглушил звонок в дверь.</text:p>
      <text:p text:style-name="P111">– ОТКРОЙТЕ, ПОЛИЦИЯ! Вам даётся полминуты, чтобы открыть дверь. Через тридцать секунд дверь будет выбита!</text:p>
      <text:p text:style-name="P11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1">Блядь!</text:p>
      <text:p text:style-name="P111">– На крышу, живо!!! Через окно на кухне! – зашипел Дискорд, отчаянно дёргая узлы свободной рукой.</text:p>
      <text:p text:style-name="P111">Эпплджек, одной рукой сгребя в охапку ноутбук, второй увлекая Флаттершай, кинулась на кухню.</text:p>
      <text:p text:style-name="P111">– А толку? Куда мы с крыши денемся? – спросил я растерянно. Дискорд только раздражённо зарычал в ответ.</text:p>
      <text:p text:style-name="P107">Дверь содрогнулась от мощного удара. Послышался стук падающей штукатурки. Я сломя голову кинулся на кухню.</text:p>
      <text:p text:style-name="P107">– Развяжи меня, идиот!!! – гаркнул вдогонку Дискорд.</text:p>
      <text:p text:style-name="P10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7">– Давай на крышу! Я догоню! – рявкнул он, освобождая вторую руку.</text:p>
      <text:p text:style-name="P107">От второго удара дверная коробка крякнула и наполовину въехала в коридор. </text:p>
      <text:p text:style-name="P10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7">Верёвка в кухонном окне дёргалась от движений лезущих по ней Флатти и Эпплджек. Я словил её рукой и стал на подоконник.</text:p>
      <text:p text:style-name="P107">Чёрт!</text:p>
      <text:p text:style-name="P10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7">Но нет, триста тысяч чертей, раз девушки смогли – я тоже смогу!</text:p>
      <text:p text:style-name="P107"><text:soft-page-break/>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7">Я успел сократить расстояние до Эпплджек наполовину, когда девушки нашли решение.</text:p>
      <text:p text:style-name="P10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7">Я выдохнул.</text:p>
      <text:p text:style-name="P10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7">Чёрт! Чёрт! Чёрт! Чёрт!</text:p>
      <text:p text:style-name="P107">Бля!!!...</text:p>
      <text:p text:style-name="P107">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07"/>
      <text:h text:style-name="P148" text:outline-level="2">Назад, в Эквестрию</text:h>
      <text:p text:style-name="P107"/>
      <text:p text:style-name="P107">Долго паниковать не пришлось. </text:p>
      <text:p text:style-name="P107">Я почувствовал сильный рывок за шиворот и захват поперёк груди. </text:p>
      <text:p text:style-name="P107">– ОТПУСТИ ДЕВЧОНКУ!!! – загрохотало мне в ухо. Я открыл глаза.</text:p>
      <text:p text:style-name="P10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7">Я чуть поднял глаза и уставился в чешуйчатую морду дракона.</text:p>
      <text:p text:style-name="P107"><text:soft-page-break/>– Отпусти Эпплджек. Я её держу. – повторил Дискорд. – Мне сбалансироваться надо. Вы не такие уж и лёгкие.</text:p>
      <text:p text:style-name="P10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7">Наконец это ему удалось, и дальнейший подъём на крышу происходил в молчании.</text:p>
      <text:p text:style-name="P10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7">Флаттершай оторвала заплаканное лицо от моей ветровки.</text:p>
      <text:p text:style-name="P107">– Да-да, ты прав, Корди. Я готова.</text:p>
      <text:p text:style-name="P107">На длинной шее Дискорда разместились Эпплджек и Флаттершай. Я, для сохранения баланса, разместился позади крыльев.</text:p>
      <text:p text:style-name="P107">Дискорд расправил крылья и начал короткую пробежку к краю.</text:p>
      <text:p text:style-name="P11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7">И мы полетели навстречу закату.</text:p>
      <text:p text:style-name="P10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7">Впереди по курсу увеличивалась громада моей высотки. Дискорд летел прямо на разрыв в ограждении, который я проделал <text:span text:style-name="T8">&lt;</text:span><text:span text:style-name="T22">полгода</text:span><text:span text:style-name="T8">&gt;</text:span> назад своим проходом в Эквестрию.</text:p>
      <text:p text:style-name="P10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7">– Пристегните ремни! – проревел Дискорд, резко ускоряясь. – Будет весело!!!</text:p>
      <text:p text:style-name="P10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7">– ЙУУУУУУУХХХУУУУУ!!! – заорал Дискорд, сложил крылья и врезался в шар.</text:p>
      <text:p text:style-name="P112">&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3" text:outline-level="1">Беседа за столиком в ночи</text:h>
      <text:p text:style-name="P81">Из-за заинтересованности Эквуса в Максе, тому не приходится прилагать усилий для 34 — на что ему указывает Анакорн</text:p>
      <text:p text:style-name="P8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text:soft-page-break/>край коридора.</text:p>
      <text:p text:style-name="P8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79"><text:span text:style-name="T1">– </text:span>Анакорн. <text:span text:style-name="T1">– о</text:span>трекомендовался он. <text:span text:style-name="T8">– </text:span><text:span text:style-name="T1">Демиург.</text:span></text:p>
      <text:p text:style-name="P79"><text:span text:style-name="T1">– </text:span>П-привет. Макс. <text:span text:style-name="T1">– в</text:span> смятении представился я.</text:p>
      <text:p text:style-name="P7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4"/>
      <text:p text:style-name="P79"><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4"/>
      <text:p text:style-name="P7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9"><text:span text:style-name="T1">Юноша</text:span> закинул ногу за ногу и пытливо смотрел на меня, играя карандашём .</text:p>
      <text:p text:style-name="P79">Я совсем запутался.</text:p>
      <text:p text:style-name="P79"><text:span text:style-name="T1">– </text:span>Какая проблема? Какое решение? Кто ты <text:span text:style-name="T1">вообще</text:span>?</text:p>
      <text:p text:style-name="P79"><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4"><text:soft-page-break/>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4">– Стоп, не торопись. – у меня голова пошла кругом от информации. – Я ничего не понял. Какие-такие проблемы? Какие варианты? Зачем его поддерживать?</text:p>
      <text:p text:style-name="P84">Анакорн недовольно поморщился, но продолжил.</text:p>
      <text:p text:style-name="P8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4"/>
      <text:p text:style-name="P8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78">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6"/>
      <text:p text:style-name="P84"/>
      <text:p text:style-name="P84"/>
      <text:p text:style-name="P8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4">На голограмме появилась солнечная система Эквуса. Почему-то в центре системы был сам Эквус. Вокруг него вращались солнце и луна.</text:p>
      <text:p text:style-name="P84"><text:soft-page-break/>Анакорн плюхнулся обратно в кресло и схватился за голову. Потом, немного успокоившись, продолжил.</text:p>
      <text:p text:style-name="P8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4">Анакорн отпил из стакана и продолжил.</text:p>
      <text:p text:style-name="P8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3">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4">Анакорн постучал по столику указкой. Солнечная система увеличилась, оставив в поле зрения только шар Эквуса.</text:p>
      <text:p text:style-name="P8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87">Ко мне наконец-то пришло понимание ситуации.</text:p>
      <text:p text:style-name="P8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4">Анакорн смутился.</text:p>
      <text:p text:style-name="P8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4">(<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4"><text:soft-page-break/><text:span text:style-name="T17">– Сам ты раздолбай! – произнёс, наконец, Свирл</text:span>)</text:p>
      <text:p text:style-name="P84">… И создали вы его достаточно топорно — видишь, он трещит по швам.</text:p>
      <text:p text:style-name="P84">– Хмм. То есть, это брони создали Эквус?</text:p>
      <text:p text:style-name="P8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4">Я вспомнил события последнего года <text:span text:style-name="T8">&lt;</text:span>упомянуть в эпизоде на Терре, что МЛП-сериал закрылся год назад<text:span text:style-name="T8">&gt;</text:span></text:p>
      <text:p text:style-name="P8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4">Анакорн с такой силой сжал карандаш, что он хрустнул.</text:p>
      <text:p text:style-name="P8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4"/>
      <text:p text:style-name="P84"/>
      <text:p text:style-name="P8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1">– </text:p>
      <text:p text:style-name="P8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7">– Верни Рэйнбоу!!!</text:p>
      <text:p text:style-name="P87">Обломки карандаша выпали из кулака Анакорна на столик.</text:p>
      <text:p text:style-name="P87">– Э-э-э… м-м-м… ну-у-у... Нельзя сказать, что это совсем невыполнимо… Но, прямо скажу, задачка не для студента!</text:p>
      <text:p text:style-name="P87">– А ты студент?</text:p>
      <text:p text:style-name="P8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7">Видишь ли, жизнь на физическом плане — всего лишь небольшой эпизод на пути монады, а её <text:soft-page-break/>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7">– Нет. Плата остаётся неизменной. Тут мы квиты. У меня тоже мало шансов помочь тебе — я не имею ни малейшего понятия, как это сделать.</text:p>
      <text:p text:style-name="P87">Ставшие почти прозрачными стены комнаты снова обрели материальность. Анакорн пожал плечами и протянул мне руку через столик.</text:p>
      <text:p text:style-name="P8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7">Я задумался.</text:p>
      <text:p text:style-name="P8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7">Анакорн почесал в затылке.</text:p>
      <text:p text:style-name="P87">– А кьютимарки? Как, <text:span text:style-name="T8">&lt;</text:span><text:span text:style-name="T27">чёрт</text:span><text:span text:style-name="T8">&gt;</text:span> меня побери, объяснить кьютимарки?</text:p>
      <text:p text:style-name="P87">– А кьютимарки ты сам даришь пони, когда распознаёшь их жизненное предназначение.</text:p>
      <text:p text:style-name="P8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7">Я пожал плечами.</text:p>
      <text:p text:style-name="P87">– А по-другому я не могу объяснить их появление. К сожалению.</text:p>
      <text:p text:style-name="P12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0">– Хорошо. Уболтал. Кьютимарки беру на себя. Так и знал, что мне самое трудное достанется!</text:p>
      <text:p text:style-name="P12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0">Анакорн проследил мой взгляд.</text:p>
      <text:p text:style-name="P120"><text:soft-page-break/>– Нечего так смотреть. Если я стану применять магию вместо ловкости, теряется весь смысл упражнения... О, глянь-ка на Эквус!</text:p>
      <text:p text:style-name="P12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0"/>
      <text:p text:style-name="P122">Да, т<text:span text:style-name="T4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3"/>
      <text:p text:style-name="P12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2"/>
      <text:p text:style-name="P122"/>
      <text:p text:style-name="P120">Я опять задумался. В голове было пусто. Хотя, если подумать с точки зрения программиста, можно... Наверное можно, раз все предыдущее прокатило...</text:p>
      <text:p text:style-name="P121">–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1">– Не понял? Это как? Как ты совместишь разрушенную магическими войнами Эквестрию с романтически-сексуальным раем для попаданцев?</text:p>
      <text:p text:style-name="P121"><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1">Анакорн долго мусолил карандаш, а потом вдруг заржал.</text:p>
      <text:p text:style-name="P121"><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1"><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1">Анакорн примирительно похлопал меня по плечу.</text:p>
      <text:p text:style-name="P121"><text:span text:style-name="T8">– </text:span>Не обижайся. Ты всё отлично увязал. Всё сходится. Более того – Анакорн подмигнул мне – всё именно <text:soft-page-break/>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1">Я подозрительно посмотрел на Анакорна.</text:p>
      <text:p text:style-name="P121"><text:span text:style-name="T8">– </text:span>Какой ещё, нафиг, «мой фанфик»? Я никакого фанфика не писал. И не собираюсь, вообще-то.</text:p>
      <text:p text:style-name="P121">Анакорн ехидно ухмыльнулся и откинулся в кресле, переплетя пальцы за затылком.</text:p>
      <text:p text:style-name="P121"><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0"><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0"><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0"><text:span text:style-name="T8">– </text:span>Факн щит<text:note text:id="ftn13" text:note-class="footnote"><text:note-citation>13</text:note-citation><text:note-body><text:p text:style-name="P11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0">Анакорн развёл руками.</text:p>
      <text:p text:style-name="P120"><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0">Анакорн, глядя на мои терзания, понимающе кивнул и продолжил.</text:p>
      <text:p text:style-name="P84">– Эквусу позарез нужна помощь. И он надеется получить эту помощь от тебя. Видишь, он из кожи вон лезет, чтобы тебе понравиться.</text:p>
      <text:p text:style-name="P81">Он старался тебя рассмешить и показать себя с лучшей стороны. К сожалению, надлого его не хватило — к твоему прибытию он был на грани...</text:p>
      <text:p text:style-name="P84">Тебе не приходилось заботиться о жилье и питании, ты нравишься кобылкам...</text:p>
      <text:p text:style-name="P84">– Гм! Я бы попросил тебя не касаться моих отношений с Рэйнбоу!</text:p>
      <text:p text:style-name="P8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4">У меня сердце буквально ухнуло куда-то вниз, в область желудка.</text:p>
      <text:p text:style-name="P8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text:soft-page-break/>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4">– Та ладно, не утешай. Я не маленький ребёнок. Долг платежом красен. Сделаю то, что ты хочешь. Как сумею.</text:p>
      <text:p text:style-name="P8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4">Анакорн наблюдал за мной без улыбки. По его нейтральному выражению лица невозможно было догадаться, о чём он думает.</text:p>
      <text:p text:style-name="P84">– Ну вот и отлично. Рад, что мы наконец-то пришли к сделке.</text:p>
      <text:p text:style-name="P8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8">– Пора закругляться. Ты начинаешь сгорать. Надо утрясти последние детали, пока ещё есть пару минут.</text:p>
      <text:p text:style-name="P84">– Валяй. Я тебя внимательно слушаю.</text:p>
      <text:p text:style-name="P8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84">– А я разве сплю?</text:p>
      <text:p text:style-name="P84">– Сейчас — нет. Но как только мы закроем сделку — проснёшься. Потому что нет иного способа вернуть тебя в реальный мир.</text:p>
      <text:p text:style-name="P84">– Эээ, постой. А как я в Эквестрию и обратно возвращался?</text:p>
      <text:p text:style-name="P8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4">Так вот, возвращать тебя обратно в твой мир я не буду. </text:p>
      <text:p text:style-name="P84">Во-первых, может возникнуть временная <text:span text:style-name="T8">&lt;</text:span><text:span text:style-name="T22">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text:soft-page-break/>уговора я выполню прямо сейчас. А теперь — пора!</text:p>
      <text:p text:style-name="P8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4">– Ты ещё увидишь пару снов на прощание. Удачи!</text:p>
      <text:p text:style-name="P84"/>
      <text:p text:style-name="P89">&lt;<text:span text:style-name="T1">- Но если миры Эквестрии станут существовать — появятся и те из них, в которых тьма страданий, постапокалипсис.</text:span></text:p>
      <text:p text:style-name="P89"><text:span text:style-name="T1">- И это лучше, чем не существовать, поверь</text:span>&gt;</text:p>
      <text:p text:style-name="P85">***</text:p>
      <text:p text:style-name="P85"/>
      <text:p text:style-name="P84">&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4"/>
      <text:p text:style-name="P84">– Привет, Макс. – образ Селестии снова реял передо мной, как <text:span text:style-name="T8">&lt;</text:span><text:span text:style-name="T22">полгода</text:span><text:span text:style-name="T8">&gt;</text:span> назад. – Я хочу поблагодарить тебя за всё.</text:p>
      <text:p text:style-name="P84">– Пожалста. – ответил я безучастно. – Всегда рад. Только Вам не нужно было ТАК распинаться, чтобы заручиться моей помощью.</text:p>
      <text:p text:style-name="P84">Селестия на мгновение смутилась, но продолжила.</text:p>
      <text:p text:style-name="P84">&lt;<text:span text:style-name="T22"> - Ты морочила мне яйца, чтобы заинтересовать? Всё, как Свирл указал?</text:span></text:p>
      <text:p text:style-name="P8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1">Я покачал головой.</text:p>
      <text:p text:style-name="P84"><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4">– <text:s text:c="2"/>За благополучие Эквестрии я бы и не ТАК разопнулась.<text:span text:style-name="T8">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7">Селестия кивнула, соглашаясь, и образ её начал меркнуть.</text:p>
      <text:p text:style-name="P112">– <text:span text:style-name="T1">Окей. Будь счастлив и... спасибо тебе за всё, Макс.</text:span></text:p>
      <text:p text:style-name="P107">…</text:p>
      <text:p text:style-name="P112"><text:soft-page-break/>–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7">Он нахлобучил на себя невесть откуда взявшуюся двууголку.</text:p>
      <text:p text:style-name="P107">– Как вам это нравится, господа?! Дискорд — спаситель Эквестрии! А ведь звучит!!! Разрешите откланяться!..</text:p>
      <text:p text:style-name="P107"/>
      <text:list xml:id="list4197486225094435169" text:style-name="L8">
        <text:list-header>
          <text:p text:style-name="P141">(<text:span text:style-name="T30">Луна — как повелительница снов, слышала разговор Макса с Анакорном</text:span>)</text:p>
          <text:p text:style-name="P142"/>
        </text:list-header>
      </text:list>
      <text:p text:style-name="P108">***</text:p>
      <text:p text:style-name="P79"><text:span text:style-name="T1">–</text:span> Ты?..</text:p>
      <text:p text:style-name="P79"><text:span text:style-name="T1">–</text:span> Ты??!</text:p>
      <text:p text:style-name="P79"><text:span text:style-name="T1">–</text:span> Ты мне снишься??</text:p>
      <text:p text:style-name="P79"><text:span text:style-name="T1">–</text:span> Это ты мне снишься!!</text:p>
      <text:p text:style-name="P79"><text:span text:style-name="T1">–</text:span> Неважно… Пусть мы друг-другу снимся… Ты как, Дэш?</text:p>
      <text:p text:style-name="P7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9"><text:span text:style-name="T1">–</text:span> И я в порядке. Вот, возвращаюсь в свой мир. Ну, не совсем в свой. Почти в свой.</text:p>
      <text:p text:style-name="P79"><text:span text:style-name="T1">–</text:span> Навсегда?</text:p>
      <text:p text:style-name="P79"><text:span text:style-name="T1">–</text:span> Скорее всего, да.</text:p>
      <text:p text:style-name="P79"><text:span text:style-name="T1">–</text:span> Это плохо. Я хотела тебе сказать…</text:p>
      <text:p text:style-name="P79"><text:span text:style-name="T1">–</text:span> Не надо, Дэш. Не стоит терзать себя. Мне тоже очень хотелось остаться. Но так надо. Мне очень жаль…</text:p>
      <text:p text:style-name="P7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9"><text:span text:style-name="T1">–</text:span> И тебя, и Твайлайт, и Рэрити, и Селестию, и всех-всех-всех… Таковы правила.</text:p>
      <text:p text:style-name="P79"><text:span text:style-name="T8">– </text:span>Дискорд!.. Почему всё так паршиво… Я даже не могу уткнуться носом тебе в грудь. Я прохожу <text:soft-page-break/>сквозь тебя, <text:span text:style-name="T8">–</text:span> всхлипнула сквозь зубы Рэйнбоу.</text:p>
      <text:p text:style-name="P79">Я опустил руку на шею Дэш и ощутил теплоту и лёгкое покалывание в пустоте.</text:p>
      <text:p text:style-name="P79"><text:span text:style-name="T8">–</text:span> Мне кажется, Дэш, <text:span text:style-name="T1">м</text:span>ы найдём способ связаться. Рано или поздно.</text:p>
      <text:p text:style-name="P79"><text:span text:style-name="T1">–</text:span> И лучше рано, чем поздно! Я не люблю ждать!</text:p>
      <text:p text:style-name="P79"><text:span text:style-name="T1">–</text:span> Да, Дэш. <text:span text:style-name="T1">–</text:span> её образ начал таять. <text:span text:style-name="T1">–</text:span> Да, я помню. Я всё ещё помню…</text:p>
      <text:p text:style-name="P79"/>
      <text:h text:style-name="P148" text:outline-level="2">Земля</text:h>
      <text:p text:style-name="P82">Музыкальная тема из бегущего по лезвию бритвы — <text:span text:style-name="T8">Mission impossible</text:span></text:p>
      <text:p text:style-name="P83">&lt;Ужас возвращения из тёплого волшебного мира друзей в холодную скучную реальность.&gt;</text:p>
      <text:p text:style-name="P7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6"><text:span text:style-name="T1">Я нашарил ногами тапки и пошёл в ванную. Проходя мимо стола, зацепился взглядом за</text:span> эскиз <text:span text:style-name="T1">рисунка</text:span>.</text:p>
      <text:p text:style-name="P7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7">Доставая из стола ключи от машины, опять наткнулся взглядом на эскиз.</text:p>
      <text:p text:style-name="P7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7">Назову-ка я фантазию «Последний фанфик».</text:p>
      <text:p text:style-name="P77"/>
      <text:p text:style-name="P77"/>
      <text:p text:style-name="P77"/>
      <text:p text:style-name="P79"/>
      <text:p text:style-name="P79"/>
      <text:p text:style-name="P79"/>
      <text:p text:style-name="P8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text:soft-page-break/>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9"/>
      <text:p text:style-name="P7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9"/>
      <text:p text:style-name="P79"/>
      <text:p text:style-name="P79"/>
      <text:p text:style-name="P79"/>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3">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22">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9-19T19:06:41.407000000</dc:date>
    <meta:editing-duration>P82DT16S</meta:editing-duration>
    <meta:editing-cycles>4636</meta:editing-cycles>
    <meta:generator>LibreOffice/5.1.0.3$Windows_x86 LibreOffice_project/5e3e00a007d9b3b6efb6797a8b8e57b51ab1f737</meta:generator>
    <meta:document-statistic meta:table-count="0" meta:image-count="0" meta:object-count="0" meta:page-count="163" meta:paragraph-count="3343" meta:word-count="75636" meta:character-count="502736" meta:non-whitespace-character-count="426883"/>
  </office:meta>
</office:document-meta>
</file>